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5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8">
      <style:table-cell-properties style:vertical-align="automatic" fo:background-color="transparent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Excel_BuiltIn_Comma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4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DEZ_201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4" table:default-cell-style-name="ce1"/>
        <table:table-column table:style-name="co13" table:number-columns-repeated="15360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496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Dezembro-2016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1221.47" table:style-name="ce14">
            <text:p>1.221<text:s/></text:p>
          </table:table-cell>
          <table:table-cell office:value-type="float" office:value="3055.48" table:style-name="ce14">
            <text:p>3.055<text:s/></text:p>
          </table:table-cell>
          <table:table-cell office:value-type="float" office:value="59062901.340000004" table:style-name="ce14">
            <text:p>59.062.901<text:s/></text:p>
          </table:table-cell>
          <table:table-cell office:value-type="float" office:value="4335.9799999999996" table:style-name="ce14">
            <text:p>4.336<text:s/></text:p>
          </table:table-cell>
          <table:table-cell office:value-type="float" office:value="66346120.689999998" table:style-name="ce14">
            <text:p>66.346.121<text:s/></text:p>
          </table:table-cell>
          <table:table-cell office:value-type="float" office:value="36025316.450000003" table:style-name="ce14">
            <text:p>36.025.316<text:s/></text:p>
          </table:table-cell>
          <table:table-cell office:value-type="float" office:value="1710126.94" table:style-name="ce14">
            <text:p>1.710.127<text:s/></text:p>
          </table:table-cell>
          <table:table-cell office:value-type="float" office:value="108008864.72" table:style-name="ce14">
            <text:p>108.008.865<text:s/></text:p>
          </table:table-cell>
          <table:table-cell office:value-type="float" office:value="32499182.41" table:style-name="ce14">
            <text:p>32.499.182<text:s/></text:p>
          </table:table-cell>
          <table:table-cell office:value-type="float" office:value="1225659.44" table:style-name="ce14">
            <text:p>1.225.659<text:s/></text:p>
          </table:table-cell>
          <table:table-cell office:value-type="float" office:value="62241641.619999997" table:style-name="ce14">
            <text:p>62.241.642<text:s/></text:p>
          </table:table-cell>
          <table:table-cell office:value-type="float" office:value="109566.51" table:style-name="ce14">
            <text:p>109.567<text:s/></text:p>
          </table:table-cell>
          <table:table-cell office:value-type="float" office:value="1389488.34" table:style-name="ce14">
            <text:p>1.389.488<text:s/></text:p>
          </table:table-cell>
          <table:table-cell office:value-type="float" office:value="7287882.5899999999" table:style-name="ce14">
            <text:p>7.287.883<text:s/></text:p>
          </table:table-cell>
          <table:table-cell office:value-type="float" office:value="5324759.12" table:style-name="ce14">
            <text:p>5.324.759<text:s/></text:p>
          </table:table-cell>
          <table:table-cell office:value-type="float" office:value="80834106.439999998" table:style-name="ce14">
            <text:p>80.834.106<text:s/></text:p>
          </table:table-cell>
          <table:table-cell office:value-type="float" office:value="7057.33" table:style-name="ce14">
            <text:p>7.057<text:s/></text:p>
          </table:table-cell>
          <table:table-cell office:value-type="float" office:value="201809460.91999999" table:style-name="ce14">
            <text:p>201.809.461<text:s/></text:p>
          </table:table-cell>
          <table:table-cell office:value-type="float" office:value="282234113.47000003" table:style-name="ce14">
            <text:p>282.234.113<text:s/></text:p>
          </table:table-cell>
          <table:table-cell office:value-type="float" office:value="1354916.89" table:style-name="ce14">
            <text:p>1.354.917<text:s/></text:p>
          </table:table-cell>
          <table:table-cell office:value-type="float" office:value="258653.87" table:style-name="ce14">
            <text:p>258.654<text:s/></text:p>
          </table:table-cell>
          <table:table-cell office:value-type="float" office:value="24728.91" table:style-name="ce14">
            <text:p>24.729<text:s/></text:p>
          </table:table-cell>
          <table:table-cell office:value-type="float" office:value="76904592.010000005" table:style-name="ce14">
            <text:p>76.904.592<text:s/></text:p>
          </table:table-cell>
          <table:table-cell office:value-type="float" office:value="321811433.18000001" table:style-name="ce14">
            <text:p>321.811.433<text:s/></text:p>
          </table:table-cell>
          <table:table-cell office:value-type="float" office:value="70124.759999999995" table:style-name="ce14">
            <text:p>70.125<text:s/></text:p>
          </table:table-cell>
          <table:table-cell office:value-type="float" office:value="1211095120.7" table:style-name="ce14">
            <text:p>1.211.095.121<text:s/></text:p>
          </table:table-cell>
          <table:table-cell office:value-type="float" office:value="15.14" table:style-name="ce14">
            <text:p>15<text:s/></text:p>
          </table:table-cell>
          <table:table-cell office:value-type="float" office:value="2557644446.7199998" table:style-name="ce15">
            <text:p>2.557.644.44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-0.31" table:style-name="ce14">
            <text:p>(0)</text:p>
          </table:table-cell>
          <table:table-cell office:value-type="float" office:value="1390.4" table:style-name="ce14">
            <text:p>1.390<text:s/></text:p>
          </table:table-cell>
          <table:table-cell office:value-type="float" office:value="-10.84" table:style-name="ce14">
            <text:p>(11)</text:p>
          </table:table-cell>
          <table:table-cell office:value-type="float" office:value="0" table:style-name="ce14">
            <text:p>-<text:s/></text:p>
          </table:table-cell>
          <table:table-cell office:value-type="float" office:value="-69.28" table:style-name="ce14">
            <text:p>(69)</text:p>
          </table:table-cell>
          <table:table-cell office:value-type="float" office:value="-24.56" table:style-name="ce14">
            <text:p>(25)</text:p>
          </table:table-cell>
          <table:table-cell office:value-type="float" office:value="0.13" table:style-name="ce14">
            <text:p>0<text:s/></text:p>
          </table:table-cell>
          <table:table-cell office:value-type="float" office:value="2007.68" table:style-name="ce14">
            <text:p>2.008<text:s/></text:p>
          </table:table-cell>
          <table:table-cell office:value-type="float" office:value="25046.62" table:style-name="ce14">
            <text:p>25.047<text:s/></text:p>
          </table:table-cell>
          <table:table-cell office:value-type="float" office:value="4.18" table:style-name="ce14">
            <text:p>4<text:s/></text:p>
          </table:table-cell>
          <table:table-cell office:value-type="float" office:value="-237.39" table:style-name="ce14">
            <text:p>(237)</text:p>
          </table:table-cell>
          <table:table-cell office:value-type="float" office:value="119.44" table:style-name="ce14">
            <text:p>119<text:s/></text:p>
          </table:table-cell>
          <table:table-cell office:value-type="float" office:value="26591.57" table:style-name="ce14">
            <text:p>26.592<text:s/></text:p>
          </table:table-cell>
          <table:table-cell office:value-type="float" office:value="301976.71000000002" table:style-name="ce14">
            <text:p>301.977<text:s/></text:p>
          </table:table-cell>
          <table:table-cell office:value-type="float" office:value="-124.17" table:style-name="ce14">
            <text:p>(124)</text:p>
          </table:table-cell>
          <table:table-cell office:value-type="float" office:value="12046.51" table:style-name="ce14">
            <text:p>12.047<text:s/></text:p>
          </table:table-cell>
          <table:table-cell office:value-type="float" office:value="-1.99" table:style-name="ce14">
            <text:p>(2)</text:p>
          </table:table-cell>
          <table:table-cell office:value-type="float" office:value="1631441.67" table:style-name="ce14">
            <text:p>1.631.442<text:s/></text:p>
          </table:table-cell>
          <table:table-cell office:value-type="float" office:value="4504.79" table:style-name="ce14">
            <text:p>4.505<text:s/></text:p>
          </table:table-cell>
          <table:table-cell office:value-type="float" office:value="778.56" table:style-name="ce14">
            <text:p>779<text:s/></text:p>
          </table:table-cell>
          <table:table-cell office:value-type="float" office:value="-14.04" table:style-name="ce14">
            <text:p>(14)</text:p>
          </table:table-cell>
          <table:table-cell office:value-type="float" office:value="-2.5299999999999998" table:style-name="ce14">
            <text:p>(3)</text:p>
          </table:table-cell>
          <table:table-cell office:value-type="float" office:value="196496.74" table:style-name="ce14">
            <text:p>196.497<text:s/></text:p>
          </table:table-cell>
          <table:table-cell office:value-type="float" office:value="250075.33" table:style-name="ce14">
            <text:p>250.075<text:s/></text:p>
          </table:table-cell>
          <table:table-cell office:value-type="float" office:value="-1.96" table:style-name="ce14">
            <text:p>(2)</text:p>
          </table:table-cell>
          <table:table-cell office:value-type="float" office:value="667661.54" table:style-name="ce14">
            <text:p>667.662<text:s/></text:p>
          </table:table-cell>
          <table:table-cell office:value-type="float" office:value="-2.4" table:style-name="ce14">
            <text:p>(2)</text:p>
          </table:table-cell>
          <table:table-cell office:value-type="float" office:value="3119652.4000000004" table:style-name="ce15">
            <text:p>3.119.65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179957.48" table:style-name="ce14">
            <text:p>179.957<text:s/></text:p>
          </table:table-cell>
          <table:table-cell office:value-type="float" office:value="8486602.0700000003" table:style-name="ce14">
            <text:p>8.486.602<text:s/></text:p>
          </table:table-cell>
          <table:table-cell office:value-type="float" office:value="16270605.48" table:style-name="ce14">
            <text:p>16.270.605<text:s/></text:p>
          </table:table-cell>
          <table:table-cell office:value-type="float" office:value="697856.48" table:style-name="ce14">
            <text:p>697.856<text:s/></text:p>
          </table:table-cell>
          <table:table-cell office:value-type="float" office:value="145483773.22" table:style-name="ce14">
            <text:p>145.483.773<text:s/></text:p>
          </table:table-cell>
          <table:table-cell office:value-type="float" office:value="43815173.340000004" table:style-name="ce14">
            <text:p>43.815.173<text:s/></text:p>
          </table:table-cell>
          <table:table-cell office:value-type="float" office:value="6759067.2400000002" table:style-name="ce14">
            <text:p>6.759.067<text:s/></text:p>
          </table:table-cell>
          <table:table-cell office:value-type="float" office:value="142300783.56999999" table:style-name="ce14">
            <text:p>142.300.784<text:s/></text:p>
          </table:table-cell>
          <table:table-cell office:value-type="float" office:value="28675718.73" table:style-name="ce14">
            <text:p>28.675.719<text:s/></text:p>
          </table:table-cell>
          <table:table-cell office:value-type="float" office:value="5848264.1900000004" table:style-name="ce14">
            <text:p>5.848.264<text:s/></text:p>
          </table:table-cell>
          <table:table-cell office:value-type="float" office:value="734639842.53999996" table:style-name="ce14">
            <text:p>734.639.843<text:s/></text:p>
          </table:table-cell>
          <table:table-cell office:value-type="float" office:value="7971907.8799999999" table:style-name="ce14">
            <text:p>7.971.908<text:s/></text:p>
          </table:table-cell>
          <table:table-cell office:value-type="float" office:value="9693797.4000000004" table:style-name="ce14">
            <text:p>9.693.797<text:s/></text:p>
          </table:table-cell>
          <table:table-cell office:value-type="float" office:value="8056961.7300000004" table:style-name="ce14">
            <text:p>8.056.962<text:s/></text:p>
          </table:table-cell>
          <table:table-cell office:value-type="float" office:value="8228795.5999999996" table:style-name="ce14">
            <text:p>8.228.796<text:s/></text:p>
          </table:table-cell>
          <table:table-cell office:value-type="float" office:value="125217343.78" table:style-name="ce14">
            <text:p>125.217.344<text:s/></text:p>
          </table:table-cell>
          <table:table-cell office:value-type="float" office:value="3405190.88" table:style-name="ce14">
            <text:p>3.405.191<text:s/></text:p>
          </table:table-cell>
          <table:table-cell office:value-type="float" office:value="271216105.72000003" table:style-name="ce14">
            <text:p>271.216.106<text:s/></text:p>
          </table:table-cell>
          <table:table-cell office:value-type="float" office:value="315003296.35000002" table:style-name="ce14">
            <text:p>315.003.296<text:s/></text:p>
          </table:table-cell>
          <table:table-cell office:value-type="float" office:value="4245368.3899999997" table:style-name="ce14">
            <text:p>4.245.368<text:s/></text:p>
          </table:table-cell>
          <table:table-cell office:value-type="float" office:value="2178519.86" table:style-name="ce14">
            <text:p>2.178.520<text:s/></text:p>
          </table:table-cell>
          <table:table-cell office:value-type="float" office:value="24042.5" table:style-name="ce14">
            <text:p>24.043<text:s/></text:p>
          </table:table-cell>
          <table:table-cell office:value-type="float" office:value="521447934.26999998" table:style-name="ce14">
            <text:p>521.447.934<text:s/></text:p>
          </table:table-cell>
          <table:table-cell office:value-type="float" office:value="317799555.87" table:style-name="ce14">
            <text:p>317.799.556<text:s/></text:p>
          </table:table-cell>
          <table:table-cell office:value-type="float" office:value="6769932.3099999996" table:style-name="ce14">
            <text:p>6.769.932<text:s/></text:p>
          </table:table-cell>
          <table:table-cell office:value-type="float" office:value="1734382567.05" table:style-name="ce14">
            <text:p>1.734.382.567<text:s/></text:p>
          </table:table-cell>
          <table:table-cell office:value-type="float" office:value="443190.5" table:style-name="ce14">
            <text:p>443.191<text:s/></text:p>
          </table:table-cell>
          <table:table-cell office:value-type="float" office:value="4469242154.4300003" table:style-name="ce15">
            <text:p>4.469.242.15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72924.53" table:style-name="ce14">
            <text:p>72.92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24938.03" table:style-name="ce14">
            <text:p>24.93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64981441" table:style-name="ce14">
            <text:p>564.981.44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945.86" table:style-name="ce14">
            <text:p>5.946<text:s/></text:p>
          </table:table-cell>
          <table:table-cell office:value-type="float" office:value="22350" table:style-name="ce14">
            <text:p>22.350<text:s/></text:p>
          </table:table-cell>
          <table:table-cell office:value-type="float" office:value="16421.29" table:style-name="ce14">
            <text:p>16.42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61801713.69" table:style-name="ce14">
            <text:p>161.801.714<text:s/></text:p>
          </table:table-cell>
          <table:table-cell office:value-type="float" office:value="2315.4" table:style-name="ce14">
            <text:p>2.315<text:s/></text:p>
          </table:table-cell>
          <table:table-cell office:value-type="float" office:value="1024753" table:style-name="ce14">
            <text:p>1.024.753<text:s/></text:p>
          </table:table-cell>
          <table:table-cell office:value-type="float" office:value="86953.49" table:style-name="ce14">
            <text:p>86.95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728039756.28999984" table:style-name="ce15">
            <text:p>728.039.75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61587.99" table:style-name="ce14">
            <text:p>161.588<text:s/></text:p>
          </table:table-cell>
          <table:table-cell office:value-type="float" office:value="982032.48" table:style-name="ce14">
            <text:p>982.032<text:s/></text:p>
          </table:table-cell>
          <table:table-cell office:value-type="float" office:value="3847788.24" table:style-name="ce14">
            <text:p>3.847.78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9613006.52" table:style-name="ce14">
            <text:p>19.613.007<text:s/></text:p>
          </table:table-cell>
          <table:table-cell office:value-type="float" office:value="19588018.25" table:style-name="ce14">
            <text:p>19.588.018<text:s/></text:p>
          </table:table-cell>
          <table:table-cell office:value-type="float" office:value="1755132.32" table:style-name="ce14">
            <text:p>1.755.132<text:s/></text:p>
          </table:table-cell>
          <table:table-cell office:value-type="float" office:value="866945.69" table:style-name="ce14">
            <text:p>866.946<text:s/></text:p>
          </table:table-cell>
          <table:table-cell office:value-type="float" office:value="3925360.18" table:style-name="ce14">
            <text:p>3.925.360<text:s/></text:p>
          </table:table-cell>
          <table:table-cell office:value-type="float" office:value="5060353.8600000003" table:style-name="ce14">
            <text:p>5.060.354<text:s/></text:p>
          </table:table-cell>
          <table:table-cell office:value-type="float" office:value="23186476.460000001" table:style-name="ce14">
            <text:p>23.186.476<text:s/></text:p>
          </table:table-cell>
          <table:table-cell office:value-type="float" office:value="527003.72" table:style-name="ce14">
            <text:p>527.004<text:s/></text:p>
          </table:table-cell>
          <table:table-cell office:value-type="float" office:value="5842368.6699999999" table:style-name="ce14">
            <text:p>5.842.369<text:s/></text:p>
          </table:table-cell>
          <table:table-cell office:value-type="float" office:value="2359465.7400000002" table:style-name="ce14">
            <text:p>2.359.466<text:s/></text:p>
          </table:table-cell>
          <table:table-cell office:value-type="float" office:value="3625518.28" table:style-name="ce14">
            <text:p>3.625.518<text:s/></text:p>
          </table:table-cell>
          <table:table-cell office:value-type="float" office:value="35465995.659999996" table:style-name="ce14">
            <text:p>35.465.996<text:s/></text:p>
          </table:table-cell>
          <table:table-cell office:value-type="float" office:value="283946.38" table:style-name="ce14">
            <text:p>283.946<text:s/></text:p>
          </table:table-cell>
          <table:table-cell office:value-type="float" office:value="8103535.7199999997" table:style-name="ce14">
            <text:p>8.103.536<text:s/></text:p>
          </table:table-cell>
          <table:table-cell office:value-type="float" office:value="27518839.98" table:style-name="ce14">
            <text:p>27.518.840<text:s/></text:p>
          </table:table-cell>
          <table:table-cell office:value-type="float" office:value="768100.67" table:style-name="ce14">
            <text:p>768.101<text:s/></text:p>
          </table:table-cell>
          <table:table-cell office:value-type="float" office:value="138405.72" table:style-name="ce14">
            <text:p>138.406<text:s/></text:p>
          </table:table-cell>
          <table:table-cell office:value-type="float" office:value="8369.39" table:style-name="ce14">
            <text:p>8.369<text:s/></text:p>
          </table:table-cell>
          <table:table-cell office:value-type="float" office:value="19707849.350000001" table:style-name="ce14">
            <text:p>19.707.849<text:s/></text:p>
          </table:table-cell>
          <table:table-cell office:value-type="float" office:value="11018953.98" table:style-name="ce14">
            <text:p>11.018.954<text:s/></text:p>
          </table:table-cell>
          <table:table-cell office:value-type="float" office:value="501485.27" table:style-name="ce14">
            <text:p>501.485<text:s/></text:p>
          </table:table-cell>
          <table:table-cell office:value-type="float" office:value="115006780.90000001" table:style-name="ce14">
            <text:p>115.006.78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09863321.41999996" table:style-name="ce15">
            <text:p>309.863.32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7376.400000000001" table:style-name="ce14">
            <text:p>17.37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5239.360000000001" table:style-name="ce14">
            <text:p>25.239<text:s/></text:p>
          </table:table-cell>
          <table:table-cell office:value-type="float" office:value="5687.09" table:style-name="ce14">
            <text:p>5.687<text:s/></text:p>
          </table:table-cell>
          <table:table-cell office:value-type="float" office:value="7542.26" table:style-name="ce14">
            <text:p>7.542<text:s/></text:p>
          </table:table-cell>
          <table:table-cell office:value-type="float" office:value="9462514.1899999995" table:style-name="ce14">
            <text:p>9.462.51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80547.12" table:style-name="ce14">
            <text:p>180.547<text:s/></text:p>
          </table:table-cell>
          <table:table-cell office:value-type="float" office:value="2460.9" table:style-name="ce14">
            <text:p>2.461<text:s/></text:p>
          </table:table-cell>
          <table:table-cell office:value-type="float" office:value="6831.77" table:style-name="ce14">
            <text:p>6.83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8101.79" table:style-name="ce14">
            <text:p>8.102<text:s/></text:p>
          </table:table-cell>
          <table:table-cell office:value-type="float" office:value="10796719.960000001" table:style-name="ce14">
            <text:p>10.796.720<text:s/></text:p>
          </table:table-cell>
          <table:table-cell office:value-type="float" office:value="5707.44" table:style-name="ce14">
            <text:p>5.707<text:s/></text:p>
          </table:table-cell>
          <table:table-cell office:value-type="float" office:value="29777716.109999999" table:style-name="ce14">
            <text:p>29.777.716<text:s/></text:p>
          </table:table-cell>
          <table:table-cell office:value-type="float" office:value="19496308.18" table:style-name="ce14">
            <text:p>19.496.30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8515.22" table:style-name="ce14">
            <text:p>18.51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7896452.450000003" table:style-name="ce14">
            <text:p>57.896.452<text:s/></text:p>
          </table:table-cell>
          <table:table-cell office:value-type="float" office:value="24070021.989999998" table:style-name="ce14">
            <text:p>24.070.022<text:s/></text:p>
          </table:table-cell>
          <table:table-cell office:value-type="float" office:value="6895.32" table:style-name="ce14">
            <text:p>6.895<text:s/></text:p>
          </table:table-cell>
          <table:table-cell office:value-type="float" office:value="153143097.46000001" table:style-name="ce14">
            <text:p>153.143.09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04927735.00999999" table:style-name="ce15">
            <text:p>304.927.73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53.47" table:style-name="ce14">
            <text:p>53<text:s/></text:p>
          </table:table-cell>
          <table:table-cell office:value-type="float" office:value="1156.19" table:style-name="ce14">
            <text:p>1.156<text:s/></text:p>
          </table:table-cell>
          <table:table-cell office:value-type="float" office:value="6568882.21" table:style-name="ce14">
            <text:p>6.568.882<text:s/></text:p>
          </table:table-cell>
          <table:table-cell office:value-type="float" office:value="538484.49" table:style-name="ce14">
            <text:p>538.484<text:s/></text:p>
          </table:table-cell>
          <table:table-cell office:value-type="float" office:value="43812912.880000003" table:style-name="ce14">
            <text:p>43.812.913<text:s/></text:p>
          </table:table-cell>
          <table:table-cell office:value-type="float" office:value="9157038.4199999999" table:style-name="ce14">
            <text:p>9.157.038<text:s/></text:p>
          </table:table-cell>
          <table:table-cell office:value-type="float" office:value="228092.57" table:style-name="ce14">
            <text:p>228.093<text:s/></text:p>
          </table:table-cell>
          <table:table-cell office:value-type="float" office:value="86998398.109999999" table:style-name="ce14">
            <text:p>86.998.398<text:s/></text:p>
          </table:table-cell>
          <table:table-cell office:value-type="float" office:value="7161934.6100000003" table:style-name="ce14">
            <text:p>7.161.935<text:s/></text:p>
          </table:table-cell>
          <table:table-cell office:value-type="float" office:value="257176.24" table:style-name="ce14">
            <text:p>257.176<text:s/></text:p>
          </table:table-cell>
          <table:table-cell office:value-type="float" office:value="29330207.530000001" table:style-name="ce14">
            <text:p>29.330.208<text:s/></text:p>
          </table:table-cell>
          <table:table-cell office:value-type="float" office:value="154416.17000000001" table:style-name="ce14">
            <text:p>154.416<text:s/></text:p>
          </table:table-cell>
          <table:table-cell office:value-type="float" office:value="580251.98" table:style-name="ce14">
            <text:p>580.252<text:s/></text:p>
          </table:table-cell>
          <table:table-cell office:value-type="float" office:value="1364857.06" table:style-name="ce14">
            <text:p>1.364.857<text:s/></text:p>
          </table:table-cell>
          <table:table-cell office:value-type="float" office:value="1279212.22" table:style-name="ce14">
            <text:p>1.279.212<text:s/></text:p>
          </table:table-cell>
          <table:table-cell office:value-type="float" office:value="35335061.729999997" table:style-name="ce14">
            <text:p>35.335.062<text:s/></text:p>
          </table:table-cell>
          <table:table-cell office:value-type="float" office:value="1891.41" table:style-name="ce14">
            <text:p>1.891<text:s/></text:p>
          </table:table-cell>
          <table:table-cell office:value-type="float" office:value="94882311.790000007" table:style-name="ce14">
            <text:p>94.882.312<text:s/></text:p>
          </table:table-cell>
          <table:table-cell office:value-type="float" office:value="138075341.12" table:style-name="ce14">
            <text:p>138.075.341<text:s/></text:p>
          </table:table-cell>
          <table:table-cell office:value-type="float" office:value="345199.16" table:style-name="ce14">
            <text:p>345.19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24427276.19" table:style-name="ce14">
            <text:p>124.427.276<text:s/></text:p>
          </table:table-cell>
          <table:table-cell office:value-type="float" office:value="129300416.41" table:style-name="ce14">
            <text:p>129.300.416<text:s/></text:p>
          </table:table-cell>
          <table:table-cell office:value-type="float" office:value="27365.74" table:style-name="ce14">
            <text:p>27.366<text:s/></text:p>
          </table:table-cell>
          <table:table-cell office:value-type="float" office:value="456098876.75" table:style-name="ce14">
            <text:p>456.098.87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165926814.4499998" table:style-name="ce15">
            <text:p>1.165.926.81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8">
            <text:p><text:s text:c="2"/>IPI - OUTROS</text:p>
          </table:table-cell>
          <table:table-cell office:value-type="float" office:value="18316.02" table:style-name="ce14">
            <text:p>18.316<text:s/></text:p>
          </table:table-cell>
          <table:table-cell office:value-type="float" office:value="7503413.4000000004" table:style-name="ce14">
            <text:p>7.503.413<text:s/></text:p>
          </table:table-cell>
          <table:table-cell office:value-type="float" office:value="5836558.6299999999" table:style-name="ce14">
            <text:p>5.836.559<text:s/></text:p>
          </table:table-cell>
          <table:table-cell office:value-type="float" office:value="159371.99" table:style-name="ce14">
            <text:p>159.372<text:s/></text:p>
          </table:table-cell>
          <table:table-cell office:value-type="float" office:value="81959689.930000007" table:style-name="ce14">
            <text:p>81.959.690<text:s/></text:p>
          </table:table-cell>
          <table:table-cell office:value-type="float" office:value="15064429.58" table:style-name="ce14">
            <text:p>15.064.430<text:s/></text:p>
          </table:table-cell>
          <table:table-cell office:value-type="float" office:value="4768300.09" table:style-name="ce14">
            <text:p>4.768.300<text:s/></text:p>
          </table:table-cell>
          <table:table-cell office:value-type="float" office:value="44972925.579999998" table:style-name="ce14">
            <text:p>44.972.926<text:s/></text:p>
          </table:table-cell>
          <table:table-cell office:value-type="float" office:value="17563485.91" table:style-name="ce14">
            <text:p>17.563.486<text:s/></text:p>
          </table:table-cell>
          <table:table-cell office:value-type="float" office:value="530734.09" table:style-name="ce14">
            <text:p>530.734<text:s/></text:p>
          </table:table-cell>
          <table:table-cell office:value-type="float" office:value="116961170.42999999" table:style-name="ce14">
            <text:p>116.961.170<text:s/></text:p>
          </table:table-cell>
          <table:table-cell office:value-type="float" office:value="7288027.0899999999" table:style-name="ce14">
            <text:p>7.288.027<text:s/></text:p>
          </table:table-cell>
          <table:table-cell office:value-type="float" office:value="3264344.9799999995" table:style-name="ce14">
            <text:p>3.264.345<text:s/></text:p>
          </table:table-cell>
          <table:table-cell office:value-type="float" office:value="4332638.93" table:style-name="ce14">
            <text:p>4.332.639<text:s/></text:p>
          </table:table-cell>
          <table:table-cell office:value-type="float" office:value="3315963.3100000005" table:style-name="ce14">
            <text:p>3.315.963<text:s/></text:p>
          </table:table-cell>
          <table:table-cell office:value-type="float" office:value="43619566.43" table:style-name="ce14">
            <text:p>43.619.566<text:s/></text:p>
          </table:table-cell>
          <table:table-cell office:value-type="float" office:value="3113645.65" table:style-name="ce14">
            <text:p>3.113.646<text:s/></text:p>
          </table:table-cell>
          <table:table-cell office:value-type="float" office:value="138446596.23999998" table:style-name="ce14">
            <text:p>138.446.596<text:s/></text:p>
          </table:table-cell>
          <table:table-cell office:value-type="float" office:value="129890457.06999999" table:style-name="ce14">
            <text:p>129.890.457<text:s/></text:p>
          </table:table-cell>
          <table:table-cell office:value-type="float" office:value="3115647.27" table:style-name="ce14">
            <text:p>3.115.647<text:s/></text:p>
          </table:table-cell>
          <table:table-cell office:value-type="float" office:value="2021598.9200000002" table:style-name="ce14">
            <text:p>2.021.599<text:s/></text:p>
          </table:table-cell>
          <table:table-cell office:value-type="float" office:value="15673.11" table:style-name="ce14">
            <text:p>15.673<text:s/></text:p>
          </table:table-cell>
          <table:table-cell office:value-type="float" office:value="157614642.59" table:style-name="ce14">
            <text:p>157.614.643<text:s/></text:p>
          </table:table-cell>
          <table:table-cell office:value-type="float" office:value="153407848.09" table:style-name="ce14">
            <text:p>153.407.848<text:s/></text:p>
          </table:table-cell>
          <table:table-cell office:value-type="float" office:value="5209432.9800000004" table:style-name="ce14">
            <text:p>5.209.433<text:s/></text:p>
          </table:table-cell>
          <table:table-cell office:value-type="float" office:value="1010046858.4499999" table:style-name="ce14">
            <text:p>1.010.046.858<text:s/></text:p>
          </table:table-cell>
          <table:table-cell office:value-type="float" office:value="443190.5" table:style-name="ce14">
            <text:p>443.191<text:s/></text:p>
          </table:table-cell>
          <table:table-cell office:value-type="float" office:value="1960484527.2599998" table:style-name="ce15">
            <text:p>1.960.484.52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16367379.17" table:style-name="ce14">
            <text:p>16.367.379<text:s/></text:p>
          </table:table-cell>
          <table:table-cell office:value-type="float" office:value="57564248.619999997" table:style-name="ce14">
            <text:p>57.564.249<text:s/></text:p>
          </table:table-cell>
          <table:table-cell office:value-type="float" office:value="406055727.62" table:style-name="ce14">
            <text:p>406.055.728<text:s/></text:p>
          </table:table-cell>
          <table:table-cell office:value-type="float" office:value="12155052.83" table:style-name="ce14">
            <text:p>12.155.053<text:s/></text:p>
          </table:table-cell>
          <table:table-cell office:value-type="float" office:value="387227833.39999998" table:style-name="ce14">
            <text:p>387.227.833<text:s/></text:p>
          </table:table-cell>
          <table:table-cell office:value-type="float" office:value="305221714.44999999" table:style-name="ce14">
            <text:p>305.221.714<text:s/></text:p>
          </table:table-cell>
          <table:table-cell office:value-type="float" office:value="5279033879.7200003" table:style-name="ce14">
            <text:p>5.279.033.880<text:s/></text:p>
          </table:table-cell>
          <table:table-cell office:value-type="float" office:value="206932399.86000001" table:style-name="ce14">
            <text:p>206.932.400<text:s/></text:p>
          </table:table-cell>
          <table:table-cell office:value-type="float" office:value="221819973.34999999" table:style-name="ce14">
            <text:p>221.819.973<text:s/></text:p>
          </table:table-cell>
          <table:table-cell office:value-type="float" office:value="74426143.829999998" table:style-name="ce14">
            <text:p>74.426.144<text:s/></text:p>
          </table:table-cell>
          <table:table-cell office:value-type="float" office:value="1092846486.25" table:style-name="ce14">
            <text:p>1.092.846.486<text:s/></text:p>
          </table:table-cell>
          <table:table-cell office:value-type="float" office:value="106749301.97" table:style-name="ce14">
            <text:p>106.749.302<text:s/></text:p>
          </table:table-cell>
          <table:table-cell office:value-type="float" office:value="135646857.80000001" table:style-name="ce14">
            <text:p>135.646.858<text:s/></text:p>
          </table:table-cell>
          <table:table-cell office:value-type="float" office:value="148458783.81999999" table:style-name="ce14">
            <text:p>148.458.784<text:s/></text:p>
          </table:table-cell>
          <table:table-cell office:value-type="float" office:value="92893823.629999995" table:style-name="ce14">
            <text:p>92.893.824<text:s/></text:p>
          </table:table-cell>
          <table:table-cell office:value-type="float" office:value="275654459.82999998" table:style-name="ce14">
            <text:p>275.654.460<text:s/></text:p>
          </table:table-cell>
          <table:table-cell office:value-type="float" office:value="68430442.909999996" table:style-name="ce14">
            <text:p>68.430.443<text:s/></text:p>
          </table:table-cell>
          <table:table-cell office:value-type="float" office:value="837904503.19000006" table:style-name="ce14">
            <text:p>837.904.503<text:s/></text:p>
          </table:table-cell>
          <table:table-cell office:value-type="float" office:value="5735209352.7700005" table:style-name="ce14">
            <text:p>5.735.209.353<text:s/></text:p>
          </table:table-cell>
          <table:table-cell office:value-type="float" office:value="89571721.900000006" table:style-name="ce14">
            <text:p>89.571.722<text:s/></text:p>
          </table:table-cell>
          <table:table-cell office:value-type="float" office:value="44600248.689999998" table:style-name="ce14">
            <text:p>44.600.249<text:s/></text:p>
          </table:table-cell>
          <table:table-cell office:value-type="float" office:value="17351810.309999999" table:style-name="ce14">
            <text:p>17.351.810<text:s/></text:p>
          </table:table-cell>
          <table:table-cell office:value-type="float" office:value="1013937152" table:style-name="ce14">
            <text:p>1.013.937.152<text:s/></text:p>
          </table:table-cell>
          <table:table-cell office:value-type="float" office:value="507258068.88999999" table:style-name="ce14">
            <text:p>507.258.069<text:s/></text:p>
          </table:table-cell>
          <table:table-cell office:value-type="float" office:value="55269126.380000003" table:style-name="ce14">
            <text:p>55.269.126<text:s/></text:p>
          </table:table-cell>
          <table:table-cell office:value-type="float" office:value="17937644849.630001" table:style-name="ce14">
            <text:p>17.937.644.850<text:s/></text:p>
          </table:table-cell>
          <table:table-cell office:value-type="float" office:value="25759083.489999998" table:style-name="ce14">
            <text:p>25.759.083<text:s/></text:p>
          </table:table-cell>
          <table:table-cell office:value-type="float" office:value="35151990426.310005" table:style-name="ce15">
            <text:p>35.151.990.42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1620750.9" table:style-name="ce14">
            <text:p>1.620.751<text:s/></text:p>
          </table:table-cell>
          <table:table-cell office:value-type="float" office:value="7550022.9000000004" table:style-name="ce14">
            <text:p>7.550.023<text:s/></text:p>
          </table:table-cell>
          <table:table-cell office:value-type="float" office:value="10865477.689999999" table:style-name="ce14">
            <text:p>10.865.478<text:s/></text:p>
          </table:table-cell>
          <table:table-cell office:value-type="float" office:value="2164518.09" table:style-name="ce14">
            <text:p>2.164.518<text:s/></text:p>
          </table:table-cell>
          <table:table-cell office:value-type="float" office:value="25583303.399999999" table:style-name="ce14">
            <text:p>25.583.303<text:s/></text:p>
          </table:table-cell>
          <table:table-cell office:value-type="float" office:value="16656030.390000001" table:style-name="ce14">
            <text:p>16.656.030<text:s/></text:p>
          </table:table-cell>
          <table:table-cell office:value-type="float" office:value="40053534.25" table:style-name="ce14">
            <text:p>40.053.534<text:s/></text:p>
          </table:table-cell>
          <table:table-cell office:value-type="float" office:value="15979775.24" table:style-name="ce14">
            <text:p>15.979.775<text:s/></text:p>
          </table:table-cell>
          <table:table-cell office:value-type="float" office:value="27897625.620000001" table:style-name="ce14">
            <text:p>27.897.626<text:s/></text:p>
          </table:table-cell>
          <table:table-cell office:value-type="float" office:value="9947568.1999999993" table:style-name="ce14">
            <text:p>9.947.568<text:s/></text:p>
          </table:table-cell>
          <table:table-cell office:value-type="float" office:value="112797832.77" table:style-name="ce14">
            <text:p>112.797.833<text:s/></text:p>
          </table:table-cell>
          <table:table-cell office:value-type="float" office:value="15119300.82" table:style-name="ce14">
            <text:p>15.119.301<text:s/></text:p>
          </table:table-cell>
          <table:table-cell office:value-type="float" office:value="12030709.16" table:style-name="ce14">
            <text:p>12.030.709<text:s/></text:p>
          </table:table-cell>
          <table:table-cell office:value-type="float" office:value="13247234.050000001" table:style-name="ce14">
            <text:p>13.247.234<text:s/></text:p>
          </table:table-cell>
          <table:table-cell office:value-type="float" office:value="11036118.779999999" table:style-name="ce14">
            <text:p>11.036.119<text:s/></text:p>
          </table:table-cell>
          <table:table-cell office:value-type="float" office:value="23443317.25" table:style-name="ce14">
            <text:p>23.443.317<text:s/></text:p>
          </table:table-cell>
          <table:table-cell office:value-type="float" office:value="18579152.109999999" table:style-name="ce14">
            <text:p>18.579.152<text:s/></text:p>
          </table:table-cell>
          <table:table-cell office:value-type="float" office:value="62671587" table:style-name="ce14">
            <text:p>62.671.587<text:s/></text:p>
          </table:table-cell>
          <table:table-cell office:value-type="float" office:value="250665584.81999999" table:style-name="ce14">
            <text:p>250.665.585<text:s/></text:p>
          </table:table-cell>
          <table:table-cell office:value-type="float" office:value="9669727.0299999993" table:style-name="ce14">
            <text:p>9.669.727<text:s/></text:p>
          </table:table-cell>
          <table:table-cell office:value-type="float" office:value="4596064.95" table:style-name="ce14">
            <text:p>4.596.065<text:s/></text:p>
          </table:table-cell>
          <table:table-cell office:value-type="float" office:value="1876263.85" table:style-name="ce14">
            <text:p>1.876.264<text:s/></text:p>
          </table:table-cell>
          <table:table-cell office:value-type="float" office:value="92261262.969999999" table:style-name="ce14">
            <text:p>92.261.263<text:s/></text:p>
          </table:table-cell>
          <table:table-cell office:value-type="float" office:value="33770009.869999997" table:style-name="ce14">
            <text:p>33.770.010<text:s/></text:p>
          </table:table-cell>
          <table:table-cell office:value-type="float" office:value="6401020.0999999996" table:style-name="ce14">
            <text:p>6.401.020<text:s/></text:p>
          </table:table-cell>
          <table:table-cell office:value-type="float" office:value="667428483.28999996" table:style-name="ce14">
            <text:p>667.428.483<text:s/></text:p>
          </table:table-cell>
          <table:table-cell office:value-type="float" office:value="3268785.66" table:style-name="ce14">
            <text:p>3.268.786<text:s/></text:p>
          </table:table-cell>
          <table:table-cell office:value-type="float" office:value="1497181061.1600001" table:style-name="ce15">
            <text:p>1.497.181.06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6160877.29" table:style-name="ce14">
            <text:p>6.160.877<text:s/></text:p>
          </table:table-cell>
          <table:table-cell office:value-type="float" office:value="18330948.309999999" table:style-name="ce14">
            <text:p>18.330.948<text:s/></text:p>
          </table:table-cell>
          <table:table-cell office:value-type="float" office:value="257567092.86000001" table:style-name="ce14">
            <text:p>257.567.093<text:s/></text:p>
          </table:table-cell>
          <table:table-cell office:value-type="float" office:value="4655992.2699999996" table:style-name="ce14">
            <text:p>4.655.992<text:s/></text:p>
          </table:table-cell>
          <table:table-cell office:value-type="float" office:value="145549563.28" table:style-name="ce14">
            <text:p>145.549.563<text:s/></text:p>
          </table:table-cell>
          <table:table-cell office:value-type="float" office:value="98945957.430000007" table:style-name="ce14">
            <text:p>98.945.957<text:s/></text:p>
          </table:table-cell>
          <table:table-cell office:value-type="float" office:value="447641787.06" table:style-name="ce14">
            <text:p>447.641.787<text:s/></text:p>
          </table:table-cell>
          <table:table-cell office:value-type="float" office:value="78230478.959999993" table:style-name="ce14">
            <text:p>78.230.479<text:s/></text:p>
          </table:table-cell>
          <table:table-cell office:value-type="float" office:value="80931879.959999993" table:style-name="ce14">
            <text:p>80.931.880<text:s/></text:p>
          </table:table-cell>
          <table:table-cell office:value-type="float" office:value="24471281.899999999" table:style-name="ce14">
            <text:p>24.471.282<text:s/></text:p>
          </table:table-cell>
          <table:table-cell office:value-type="float" office:value="355307835.82999998" table:style-name="ce14">
            <text:p>355.307.836<text:s/></text:p>
          </table:table-cell>
          <table:table-cell office:value-type="float" office:value="43003735.530000001" table:style-name="ce14">
            <text:p>43.003.736<text:s/></text:p>
          </table:table-cell>
          <table:table-cell office:value-type="float" office:value="44454041.399999999" table:style-name="ce14">
            <text:p>44.454.041<text:s/></text:p>
          </table:table-cell>
          <table:table-cell office:value-type="float" office:value="53800254.340000004" table:style-name="ce14">
            <text:p>53.800.254<text:s/></text:p>
          </table:table-cell>
          <table:table-cell office:value-type="float" office:value="24074538.920000002" table:style-name="ce14">
            <text:p>24.074.539<text:s/></text:p>
          </table:table-cell>
          <table:table-cell office:value-type="float" office:value="90527846.670000002" table:style-name="ce14">
            <text:p>90.527.847<text:s/></text:p>
          </table:table-cell>
          <table:table-cell office:value-type="float" office:value="21651509.289999999" table:style-name="ce14">
            <text:p>21.651.509<text:s/></text:p>
          </table:table-cell>
          <table:table-cell office:value-type="float" office:value="346314373.86000001" table:style-name="ce14">
            <text:p>346.314.374<text:s/></text:p>
          </table:table-cell>
          <table:table-cell office:value-type="float" office:value="1044660438.6" table:style-name="ce14">
            <text:p>1.044.660.439<text:s/></text:p>
          </table:table-cell>
          <table:table-cell office:value-type="float" office:value="26698314.73" table:style-name="ce14">
            <text:p>26.698.315<text:s/></text:p>
          </table:table-cell>
          <table:table-cell office:value-type="float" office:value="14371404.880000001" table:style-name="ce14">
            <text:p>14.371.405<text:s/></text:p>
          </table:table-cell>
          <table:table-cell office:value-type="float" office:value="5979530.4299999997" table:style-name="ce14">
            <text:p>5.979.530<text:s/></text:p>
          </table:table-cell>
          <table:table-cell office:value-type="float" office:value="298270185.45999998" table:style-name="ce14">
            <text:p>298.270.185<text:s/></text:p>
          </table:table-cell>
          <table:table-cell office:value-type="float" office:value="199806209.84" table:style-name="ce14">
            <text:p>199.806.210<text:s/></text:p>
          </table:table-cell>
          <table:table-cell office:value-type="float" office:value="13799080" table:style-name="ce14">
            <text:p>13.799.080<text:s/></text:p>
          </table:table-cell>
          <table:table-cell office:value-type="float" office:value="3023926511.48" table:style-name="ce14">
            <text:p>3.023.926.511<text:s/></text:p>
          </table:table-cell>
          <table:table-cell office:value-type="float" office:value="10510835.390000001" table:style-name="ce14">
            <text:p>10.510.835<text:s/></text:p>
          </table:table-cell>
          <table:table-cell office:value-type="float" office:value="6779642505.9700003" table:style-name="ce15">
            <text:p>6.779.642.50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0" table:style-name="ce14">
            <text:p>-<text:s/></text:p>
          </table:table-cell>
          <table:table-cell office:value-type="float" office:value="28767.78" table:style-name="ce14">
            <text:p>28.768<text:s/></text:p>
          </table:table-cell>
          <table:table-cell office:value-type="float" office:value="202596.35" table:style-name="ce14">
            <text:p>202.596<text:s/></text:p>
          </table:table-cell>
          <table:table-cell office:value-type="float" office:value="1641.35" table:style-name="ce14">
            <text:p>1.641<text:s/></text:p>
          </table:table-cell>
          <table:table-cell office:value-type="float" office:value="20226.900000000001" table:style-name="ce14">
            <text:p>20.227<text:s/></text:p>
          </table:table-cell>
          <table:table-cell office:value-type="float" office:value="21034599.75" table:style-name="ce14">
            <text:p>21.034.600<text:s/></text:p>
          </table:table-cell>
          <table:table-cell office:value-type="float" office:value="34130660.75" table:style-name="ce14">
            <text:p>34.130.661<text:s/></text:p>
          </table:table-cell>
          <table:table-cell office:value-type="float" office:value="3187558.92" table:style-name="ce14">
            <text:p>3.187.559<text:s/></text:p>
          </table:table-cell>
          <table:table-cell office:value-type="float" office:value="90723.14" table:style-name="ce14">
            <text:p>90.72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9338517.2599999998" table:style-name="ce14">
            <text:p>9.338.517<text:s/></text:p>
          </table:table-cell>
          <table:table-cell office:value-type="float" office:value="71518.66" table:style-name="ce14">
            <text:p>71.519<text:s/></text:p>
          </table:table-cell>
          <table:table-cell office:value-type="float" office:value="198334.24" table:style-name="ce14">
            <text:p>198.334<text:s/></text:p>
          </table:table-cell>
          <table:table-cell office:value-type="float" office:value="11945809.140000001" table:style-name="ce14">
            <text:p>11.945.809<text:s/></text:p>
          </table:table-cell>
          <table:table-cell office:value-type="float" office:value="595.51" table:style-name="ce14">
            <text:p>596<text:s/></text:p>
          </table:table-cell>
          <table:table-cell office:value-type="float" office:value="7341498.6600000001" table:style-name="ce14">
            <text:p>7.341.49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2545475.210000001" table:style-name="ce14">
            <text:p>32.545.475<text:s/></text:p>
          </table:table-cell>
          <table:table-cell office:value-type="float" office:value="186681102.84999999" table:style-name="ce14">
            <text:p>186.681.103<text:s/></text:p>
          </table:table-cell>
          <table:table-cell office:value-type="float" office:value="389441.47" table:style-name="ce14">
            <text:p>389.441<text:s/></text:p>
          </table:table-cell>
          <table:table-cell office:value-type="float" office:value="110.37" table:style-name="ce14">
            <text:p>11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5322149.340000004" table:style-name="ce14">
            <text:p>35.322.149<text:s/></text:p>
          </table:table-cell>
          <table:table-cell office:value-type="float" office:value="1243821.3799999999" table:style-name="ce14">
            <text:p>1.243.821<text:s/></text:p>
          </table:table-cell>
          <table:table-cell office:value-type="float" office:value="7.59" table:style-name="ce14">
            <text:p>8<text:s/></text:p>
          </table:table-cell>
          <table:table-cell office:value-type="float" office:value="637516081.83000004" table:style-name="ce14">
            <text:p>637.516.082<text:s/></text:p>
          </table:table-cell>
          <table:table-cell office:value-type="float" office:value="4326.88" table:style-name="ce14">
            <text:p>4.327<text:s/></text:p>
          </table:table-cell>
          <table:table-cell office:value-type="float" office:value="981295565.33000004" table:style-name="ce15">
            <text:p>981.295.56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6160877.29" table:style-name="ce14">
            <text:p>6.160.877<text:s/></text:p>
          </table:table-cell>
          <table:table-cell office:value-type="float" office:value="18302180.529999997" table:style-name="ce14">
            <text:p>18.302.181<text:s/></text:p>
          </table:table-cell>
          <table:table-cell office:value-type="float" office:value="257364496.51000002" table:style-name="ce14">
            <text:p>257.364.497<text:s/></text:p>
          </table:table-cell>
          <table:table-cell office:value-type="float" office:value="4654350.92" table:style-name="ce14">
            <text:p>4.654.351<text:s/></text:p>
          </table:table-cell>
          <table:table-cell office:value-type="float" office:value="145529336.38" table:style-name="ce14">
            <text:p>145.529.336<text:s/></text:p>
          </table:table-cell>
          <table:table-cell office:value-type="float" office:value="77911357.680000007" table:style-name="ce14">
            <text:p>77.911.358<text:s/></text:p>
          </table:table-cell>
          <table:table-cell office:value-type="float" office:value="413511126.30999994" table:style-name="ce14">
            <text:p>413.511.126<text:s/></text:p>
          </table:table-cell>
          <table:table-cell office:value-type="float" office:value="75042920.040000007" table:style-name="ce14">
            <text:p>75.042.920<text:s/></text:p>
          </table:table-cell>
          <table:table-cell office:value-type="float" office:value="80841156.820000008" table:style-name="ce14">
            <text:p>80.841.157<text:s/></text:p>
          </table:table-cell>
          <table:table-cell office:value-type="float" office:value="24471281.899999999" table:style-name="ce14">
            <text:p>24.471.282<text:s/></text:p>
          </table:table-cell>
          <table:table-cell office:value-type="float" office:value="345969318.56999999" table:style-name="ce14">
            <text:p>345.969.319<text:s/></text:p>
          </table:table-cell>
          <table:table-cell office:value-type="float" office:value="42932216.870000005" table:style-name="ce14">
            <text:p>42.932.217<text:s/></text:p>
          </table:table-cell>
          <table:table-cell office:value-type="float" office:value="44255707.159999996" table:style-name="ce14">
            <text:p>44.255.707<text:s/></text:p>
          </table:table-cell>
          <table:table-cell office:value-type="float" office:value="41854445.199999996" table:style-name="ce14">
            <text:p>41.854.445<text:s/></text:p>
          </table:table-cell>
          <table:table-cell office:value-type="float" office:value="24073943.41" table:style-name="ce14">
            <text:p>24.073.943<text:s/></text:p>
          </table:table-cell>
          <table:table-cell office:value-type="float" office:value="83186348.00999999" table:style-name="ce14">
            <text:p>83.186.348<text:s/></text:p>
          </table:table-cell>
          <table:table-cell office:value-type="float" office:value="21651509.289999999" table:style-name="ce14">
            <text:p>21.651.509<text:s/></text:p>
          </table:table-cell>
          <table:table-cell office:value-type="float" office:value="313768898.65000004" table:style-name="ce14">
            <text:p>313.768.899<text:s/></text:p>
          </table:table-cell>
          <table:table-cell office:value-type="float" office:value="857979335.75" table:style-name="ce14">
            <text:p>857.979.336<text:s/></text:p>
          </table:table-cell>
          <table:table-cell office:value-type="float" office:value="26308873.259999998" table:style-name="ce14">
            <text:p>26.308.873<text:s/></text:p>
          </table:table-cell>
          <table:table-cell office:value-type="float" office:value="14371294.51" table:style-name="ce14">
            <text:p>14.371.295<text:s/></text:p>
          </table:table-cell>
          <table:table-cell office:value-type="float" office:value="5979530.4299999997" table:style-name="ce14">
            <text:p>5.979.530<text:s/></text:p>
          </table:table-cell>
          <table:table-cell office:value-type="float" office:value="262948036.12" table:style-name="ce14">
            <text:p>262.948.036<text:s/></text:p>
          </table:table-cell>
          <table:table-cell office:value-type="float" office:value="198562388.45999998" table:style-name="ce14">
            <text:p>198.562.388<text:s/></text:p>
          </table:table-cell>
          <table:table-cell office:value-type="float" office:value="13799072.41" table:style-name="ce14">
            <text:p>13.799.072<text:s/></text:p>
          </table:table-cell>
          <table:table-cell office:value-type="float" office:value="2386410429.6499996" table:style-name="ce14">
            <text:p>2.386.410.430<text:s/></text:p>
          </table:table-cell>
          <table:table-cell office:value-type="float" office:value="10506508.510000002" table:style-name="ce14">
            <text:p>10.506.509<text:s/></text:p>
          </table:table-cell>
          <table:table-cell office:value-type="float" office:value="5798346940.6400003" table:style-name="ce15">
            <text:p>5.798.346.94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8585750.9800000004" table:style-name="ce14">
            <text:p>8.585.751<text:s/></text:p>
          </table:table-cell>
          <table:table-cell office:value-type="float" office:value="31683277.41" table:style-name="ce14">
            <text:p>31.683.277<text:s/></text:p>
          </table:table-cell>
          <table:table-cell office:value-type="float" office:value="137623157.06999999" table:style-name="ce14">
            <text:p>137.623.157<text:s/></text:p>
          </table:table-cell>
          <table:table-cell office:value-type="float" office:value="5334542.47" table:style-name="ce14">
            <text:p>5.334.542<text:s/></text:p>
          </table:table-cell>
          <table:table-cell office:value-type="float" office:value="216094966.72" table:style-name="ce14">
            <text:p>216.094.967<text:s/></text:p>
          </table:table-cell>
          <table:table-cell office:value-type="float" office:value="189619726.63" table:style-name="ce14">
            <text:p>189.619.727<text:s/></text:p>
          </table:table-cell>
          <table:table-cell office:value-type="float" office:value="4791338558.4100008" table:style-name="ce14">
            <text:p>4.791.338.558<text:s/></text:p>
          </table:table-cell>
          <table:table-cell office:value-type="float" office:value="112722145.66" table:style-name="ce14">
            <text:p>112.722.146<text:s/></text:p>
          </table:table-cell>
          <table:table-cell office:value-type="float" office:value="112990467.77" table:style-name="ce14">
            <text:p>112.990.468<text:s/></text:p>
          </table:table-cell>
          <table:table-cell office:value-type="float" office:value="40007293.729999997" table:style-name="ce14">
            <text:p>40.007.294<text:s/></text:p>
          </table:table-cell>
          <table:table-cell office:value-type="float" office:value="624740817.64999998" table:style-name="ce14">
            <text:p>624.740.818<text:s/></text:p>
          </table:table-cell>
          <table:table-cell office:value-type="float" office:value="48626265.619999997" table:style-name="ce14">
            <text:p>48.626.266<text:s/></text:p>
          </table:table-cell>
          <table:table-cell office:value-type="float" office:value="79162107.239999995" table:style-name="ce14">
            <text:p>79.162.107<text:s/></text:p>
          </table:table-cell>
          <table:table-cell office:value-type="float" office:value="81411295.430000007" table:style-name="ce14">
            <text:p>81.411.295<text:s/></text:p>
          </table:table-cell>
          <table:table-cell office:value-type="float" office:value="57783165.93" table:style-name="ce14">
            <text:p>57.783.166<text:s/></text:p>
          </table:table-cell>
          <table:table-cell office:value-type="float" office:value="161683295.91" table:style-name="ce14">
            <text:p>161.683.296<text:s/></text:p>
          </table:table-cell>
          <table:table-cell office:value-type="float" office:value="28199781.510000002" table:style-name="ce14">
            <text:p>28.199.782<text:s/></text:p>
          </table:table-cell>
          <table:table-cell office:value-type="float" office:value="428918542.32999998" table:style-name="ce14">
            <text:p>428.918.542<text:s/></text:p>
          </table:table-cell>
          <table:table-cell office:value-type="float" office:value="4439883329.3500004" table:style-name="ce14">
            <text:p>4.439.883.329<text:s/></text:p>
          </table:table-cell>
          <table:table-cell office:value-type="float" office:value="53203680.140000001" table:style-name="ce14">
            <text:p>53.203.680<text:s/></text:p>
          </table:table-cell>
          <table:table-cell office:value-type="float" office:value="25632778.859999999" table:style-name="ce14">
            <text:p>25.632.779<text:s/></text:p>
          </table:table-cell>
          <table:table-cell office:value-type="float" office:value="9496016.0299999993" table:style-name="ce14">
            <text:p>9.496.016<text:s/></text:p>
          </table:table-cell>
          <table:table-cell office:value-type="float" office:value="623405703.57000005" table:style-name="ce14">
            <text:p>623.405.704<text:s/></text:p>
          </table:table-cell>
          <table:table-cell office:value-type="float" office:value="273681849.18000001" table:style-name="ce14">
            <text:p>273.681.849<text:s/></text:p>
          </table:table-cell>
          <table:table-cell office:value-type="float" office:value="35069026.280000001" table:style-name="ce14">
            <text:p>35.069.026<text:s/></text:p>
          </table:table-cell>
          <table:table-cell office:value-type="float" office:value="14246289854.860001" table:style-name="ce14">
            <text:p>14.246.289.855<text:s/></text:p>
          </table:table-cell>
          <table:table-cell office:value-type="float" office:value="11979462.439999999" table:style-name="ce14">
            <text:p>11.979.462<text:s/></text:p>
          </table:table-cell>
          <table:table-cell office:value-type="float" office:value="26875166859.18" table:style-name="ce15">
            <text:p>26.875.166.85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7867769.4100000001" table:style-name="ce14">
            <text:p>7.867.769<text:s/></text:p>
          </table:table-cell>
          <table:table-cell office:value-type="float" office:value="28116597.949999999" table:style-name="ce14">
            <text:p>28.116.598<text:s/></text:p>
          </table:table-cell>
          <table:table-cell office:value-type="float" office:value="73531634.939999998" table:style-name="ce14">
            <text:p>73.531.635<text:s/></text:p>
          </table:table-cell>
          <table:table-cell office:value-type="float" office:value="5049603.83" table:style-name="ce14">
            <text:p>5.049.604<text:s/></text:p>
          </table:table-cell>
          <table:table-cell office:value-type="float" office:value="156458911.33000001" table:style-name="ce14">
            <text:p>156.458.911<text:s/></text:p>
          </table:table-cell>
          <table:table-cell office:value-type="float" office:value="131489846.06" table:style-name="ce14">
            <text:p>131.489.846<text:s/></text:p>
          </table:table-cell>
          <table:table-cell office:value-type="float" office:value="3319335500.5900002" table:style-name="ce14">
            <text:p>3.319.335.501<text:s/></text:p>
          </table:table-cell>
          <table:table-cell office:value-type="float" office:value="74219800.739999995" table:style-name="ce14">
            <text:p>74.219.801<text:s/></text:p>
          </table:table-cell>
          <table:table-cell office:value-type="float" office:value="94342987.829999998" table:style-name="ce14">
            <text:p>94.342.988<text:s/></text:p>
          </table:table-cell>
          <table:table-cell office:value-type="float" office:value="35005981.82" table:style-name="ce14">
            <text:p>35.005.982<text:s/></text:p>
          </table:table-cell>
          <table:table-cell office:value-type="float" office:value="422602236.97000003" table:style-name="ce14">
            <text:p>422.602.237<text:s/></text:p>
          </table:table-cell>
          <table:table-cell office:value-type="float" office:value="40111996.869999997" table:style-name="ce14">
            <text:p>40.111.997<text:s/></text:p>
          </table:table-cell>
          <table:table-cell office:value-type="float" office:value="59720852.340000004" table:style-name="ce14">
            <text:p>59.720.852<text:s/></text:p>
          </table:table-cell>
          <table:table-cell office:value-type="float" office:value="67763860.489999995" table:style-name="ce14">
            <text:p>67.763.860<text:s/></text:p>
          </table:table-cell>
          <table:table-cell office:value-type="float" office:value="53829706.609999999" table:style-name="ce14">
            <text:p>53.829.707<text:s/></text:p>
          </table:table-cell>
          <table:table-cell office:value-type="float" office:value="131847685.7" table:style-name="ce14">
            <text:p>131.847.686<text:s/></text:p>
          </table:table-cell>
          <table:table-cell office:value-type="float" office:value="25552336.280000001" table:style-name="ce14">
            <text:p>25.552.336<text:s/></text:p>
          </table:table-cell>
          <table:table-cell office:value-type="float" office:value="275926117.29000002" table:style-name="ce14">
            <text:p>275.926.117<text:s/></text:p>
          </table:table-cell>
          <table:table-cell office:value-type="float" office:value="1105368743.55" table:style-name="ce14">
            <text:p>1.105.368.744<text:s/></text:p>
          </table:table-cell>
          <table:table-cell office:value-type="float" office:value="46664743" table:style-name="ce14">
            <text:p>46.664.743<text:s/></text:p>
          </table:table-cell>
          <table:table-cell office:value-type="float" office:value="21918273.809999999" table:style-name="ce14">
            <text:p>21.918.274<text:s/></text:p>
          </table:table-cell>
          <table:table-cell office:value-type="float" office:value="8752860.8000000007" table:style-name="ce14">
            <text:p>8.752.861<text:s/></text:p>
          </table:table-cell>
          <table:table-cell office:value-type="float" office:value="398177187.06999999" table:style-name="ce14">
            <text:p>398.177.187<text:s/></text:p>
          </table:table-cell>
          <table:table-cell office:value-type="float" office:value="185516635.66" table:style-name="ce14">
            <text:p>185.516.636<text:s/></text:p>
          </table:table-cell>
          <table:table-cell office:value-type="float" office:value="29729934.870000001" table:style-name="ce14">
            <text:p>29.729.935<text:s/></text:p>
          </table:table-cell>
          <table:table-cell office:value-type="float" office:value="2709351335.48" table:style-name="ce14">
            <text:p>2.709.351.335<text:s/></text:p>
          </table:table-cell>
          <table:table-cell office:value-type="float" office:value="10338100.960000001" table:style-name="ce14">
            <text:p>10.338.101<text:s/></text:p>
          </table:table-cell>
          <table:table-cell office:value-type="float" office:value="9518591242.2499981" table:style-name="ce15">
            <text:p>9.518.591.24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253480.98" table:style-name="ce14">
            <text:p>253.481<text:s/></text:p>
          </table:table-cell>
          <table:table-cell office:value-type="float" office:value="1458053.52" table:style-name="ce14">
            <text:p>1.458.054<text:s/></text:p>
          </table:table-cell>
          <table:table-cell office:value-type="float" office:value="6928069.5599999996" table:style-name="ce14">
            <text:p>6.928.070<text:s/></text:p>
          </table:table-cell>
          <table:table-cell office:value-type="float" office:value="102721.53" table:style-name="ce14">
            <text:p>102.722<text:s/></text:p>
          </table:table-cell>
          <table:table-cell office:value-type="float" office:value="31767602" table:style-name="ce14">
            <text:p>31.767.602<text:s/></text:p>
          </table:table-cell>
          <table:table-cell office:value-type="float" office:value="39811297.770000003" table:style-name="ce14">
            <text:p>39.811.298<text:s/></text:p>
          </table:table-cell>
          <table:table-cell office:value-type="float" office:value="1095596087.3100002" table:style-name="ce14">
            <text:p>1.095.596.087<text:s/></text:p>
          </table:table-cell>
          <table:table-cell office:value-type="float" office:value="18668904.039999999" table:style-name="ce14">
            <text:p>18.668.904<text:s/></text:p>
          </table:table-cell>
          <table:table-cell office:value-type="float" office:value="8858709.1799999997" table:style-name="ce14">
            <text:p>8.858.709<text:s/></text:p>
          </table:table-cell>
          <table:table-cell office:value-type="float" office:value="1090960.24" table:style-name="ce14">
            <text:p>1.090.960<text:s/></text:p>
          </table:table-cell>
          <table:table-cell office:value-type="float" office:value="100052425.64" table:style-name="ce14">
            <text:p>100.052.426<text:s/></text:p>
          </table:table-cell>
          <table:table-cell office:value-type="float" office:value="3239106.15" table:style-name="ce14">
            <text:p>3.239.106<text:s/></text:p>
          </table:table-cell>
          <table:table-cell office:value-type="float" office:value="11234543.289999999" table:style-name="ce14">
            <text:p>11.234.543<text:s/></text:p>
          </table:table-cell>
          <table:table-cell office:value-type="float" office:value="8154529.54" table:style-name="ce14">
            <text:p>8.154.530<text:s/></text:p>
          </table:table-cell>
          <table:table-cell office:value-type="float" office:value="2025902.4" table:style-name="ce14">
            <text:p>2.025.902<text:s/></text:p>
          </table:table-cell>
          <table:table-cell office:value-type="float" office:value="15428703.460000001" table:style-name="ce14">
            <text:p>15.428.703<text:s/></text:p>
          </table:table-cell>
          <table:table-cell office:value-type="float" office:value="605897.07999999996" table:style-name="ce14">
            <text:p>605.897<text:s/></text:p>
          </table:table-cell>
          <table:table-cell office:value-type="float" office:value="66054662.289999999" table:style-name="ce14">
            <text:p>66.054.662<text:s/></text:p>
          </table:table-cell>
          <table:table-cell office:value-type="float" office:value="2621979074.0300002" table:style-name="ce14">
            <text:p>2.621.979.074<text:s/></text:p>
          </table:table-cell>
          <table:table-cell office:value-type="float" office:value="2405954.08" table:style-name="ce14">
            <text:p>2.405.954<text:s/></text:p>
          </table:table-cell>
          <table:table-cell office:value-type="float" office:value="2776951.21" table:style-name="ce14">
            <text:p>2.776.951<text:s/></text:p>
          </table:table-cell>
          <table:table-cell office:value-type="float" office:value="128458.35" table:style-name="ce14">
            <text:p>128.458<text:s/></text:p>
          </table:table-cell>
          <table:table-cell office:value-type="float" office:value="130448898.25" table:style-name="ce14">
            <text:p>130.448.898<text:s/></text:p>
          </table:table-cell>
          <table:table-cell office:value-type="float" office:value="52831213.689999998" table:style-name="ce14">
            <text:p>52.831.214<text:s/></text:p>
          </table:table-cell>
          <table:table-cell office:value-type="float" office:value="2277868.06" table:style-name="ce14">
            <text:p>2.277.868<text:s/></text:p>
          </table:table-cell>
          <table:table-cell office:value-type="float" office:value="8928949421.3899994" table:style-name="ce14">
            <text:p>8.928.949.421<text:s/></text:p>
          </table:table-cell>
          <table:table-cell office:value-type="float" office:value="579776.80000000005" table:style-name="ce14">
            <text:p>579.777<text:s/></text:p>
          </table:table-cell>
          <table:table-cell office:value-type="float" office:value="13153709271.839998" table:style-name="ce15">
            <text:p>13.153.709.27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67191.570000000007" table:style-name="ce14">
            <text:p>67.192<text:s/></text:p>
          </table:table-cell>
          <table:table-cell office:value-type="float" office:value="719847.87" table:style-name="ce14">
            <text:p>719.848<text:s/></text:p>
          </table:table-cell>
          <table:table-cell office:value-type="float" office:value="52617001.109999999" table:style-name="ce14">
            <text:p>52.617.001<text:s/></text:p>
          </table:table-cell>
          <table:table-cell office:value-type="float" office:value="57573.919999999998" table:style-name="ce14">
            <text:p>57.574<text:s/></text:p>
          </table:table-cell>
          <table:table-cell office:value-type="float" office:value="14677903.33" table:style-name="ce14">
            <text:p>14.677.903<text:s/></text:p>
          </table:table-cell>
          <table:table-cell office:value-type="float" office:value="8751013.4700000007" table:style-name="ce14">
            <text:p>8.751.013<text:s/></text:p>
          </table:table-cell>
          <table:table-cell office:value-type="float" office:value="223133286.68000001" table:style-name="ce14">
            <text:p>223.133.287<text:s/></text:p>
          </table:table-cell>
          <table:table-cell office:value-type="float" office:value="13384733.289999999" table:style-name="ce14">
            <text:p>13.384.733<text:s/></text:p>
          </table:table-cell>
          <table:table-cell office:value-type="float" office:value="3965206.18" table:style-name="ce14">
            <text:p>3.965.206<text:s/></text:p>
          </table:table-cell>
          <table:table-cell office:value-type="float" office:value="808095.48" table:style-name="ce14">
            <text:p>808.095<text:s/></text:p>
          </table:table-cell>
          <table:table-cell office:value-type="float" office:value="67432756.260000005" table:style-name="ce14">
            <text:p>67.432.756<text:s/></text:p>
          </table:table-cell>
          <table:table-cell office:value-type="float" office:value="2676177.39" table:style-name="ce14">
            <text:p>2.676.177<text:s/></text:p>
          </table:table-cell>
          <table:table-cell office:value-type="float" office:value="4726992.54" table:style-name="ce14">
            <text:p>4.726.993<text:s/></text:p>
          </table:table-cell>
          <table:table-cell office:value-type="float" office:value="2274284.4300000002" table:style-name="ce14">
            <text:p>2.274.284<text:s/></text:p>
          </table:table-cell>
          <table:table-cell office:value-type="float" office:value="460431.41" table:style-name="ce14">
            <text:p>460.431<text:s/></text:p>
          </table:table-cell>
          <table:table-cell office:value-type="float" office:value="6112088.0099999998" table:style-name="ce14">
            <text:p>6.112.088<text:s/></text:p>
          </table:table-cell>
          <table:table-cell office:value-type="float" office:value="244670.17" table:style-name="ce14">
            <text:p>244.670<text:s/></text:p>
          </table:table-cell>
          <table:table-cell office:value-type="float" office:value="64099934.200000003" table:style-name="ce14">
            <text:p>64.099.934<text:s/></text:p>
          </table:table-cell>
          <table:table-cell office:value-type="float" office:value="513533855.14999998" table:style-name="ce14">
            <text:p>513.533.855<text:s/></text:p>
          </table:table-cell>
          <table:table-cell office:value-type="float" office:value="2046717.72" table:style-name="ce14">
            <text:p>2.046.718<text:s/></text:p>
          </table:table-cell>
          <table:table-cell office:value-type="float" office:value="82514.070000000007" table:style-name="ce14">
            <text:p>82.514<text:s/></text:p>
          </table:table-cell>
          <table:table-cell office:value-type="float" office:value="19330.7" table:style-name="ce14">
            <text:p>19.331<text:s/></text:p>
          </table:table-cell>
          <table:table-cell office:value-type="float" office:value="50233109.109999999" table:style-name="ce14">
            <text:p>50.233.109<text:s/></text:p>
          </table:table-cell>
          <table:table-cell office:value-type="float" office:value="17334851.100000001" table:style-name="ce14">
            <text:p>17.334.851<text:s/></text:p>
          </table:table-cell>
          <table:table-cell office:value-type="float" office:value="772240.81" table:style-name="ce14">
            <text:p>772.241<text:s/></text:p>
          </table:table-cell>
          <table:table-cell office:value-type="float" office:value="2189289653.1999998" table:style-name="ce14">
            <text:p>2.189.289.653<text:s/></text:p>
          </table:table-cell>
          <table:table-cell office:value-type="float" office:value="394155.17" table:style-name="ce14">
            <text:p>394.155<text:s/></text:p>
          </table:table-cell>
          <table:table-cell office:value-type="float" office:value="3239915614.3400002" table:style-name="ce15">
            <text:p>3.239.915.61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397309.02" table:style-name="ce14">
            <text:p>397.309<text:s/></text:p>
          </table:table-cell>
          <table:table-cell office:value-type="float" office:value="1388778.0699999998" table:style-name="ce14">
            <text:p>1.388.778<text:s/></text:p>
          </table:table-cell>
          <table:table-cell office:value-type="float" office:value="4546451.46" table:style-name="ce14">
            <text:p>4.546.451<text:s/></text:p>
          </table:table-cell>
          <table:table-cell office:value-type="float" office:value="124643.19" table:style-name="ce14">
            <text:p>124.643<text:s/></text:p>
          </table:table-cell>
          <table:table-cell office:value-type="float" office:value="13190550.059999999" table:style-name="ce14">
            <text:p>13.190.550<text:s/></text:p>
          </table:table-cell>
          <table:table-cell office:value-type="float" office:value="9567569.3300000001" table:style-name="ce14">
            <text:p>9.567.569<text:s/></text:p>
          </table:table-cell>
          <table:table-cell office:value-type="float" office:value="153273683.82999998" table:style-name="ce14">
            <text:p>153.273.684<text:s/></text:p>
          </table:table-cell>
          <table:table-cell office:value-type="float" office:value="6448707.5900000008" table:style-name="ce14">
            <text:p>6.448.708<text:s/></text:p>
          </table:table-cell>
          <table:table-cell office:value-type="float" office:value="5823564.5799999991" table:style-name="ce14">
            <text:p>5.823.565<text:s/></text:p>
          </table:table-cell>
          <table:table-cell office:value-type="float" office:value="3102256.1900000004" table:style-name="ce14">
            <text:p>3.102.256<text:s/></text:p>
          </table:table-cell>
          <table:table-cell office:value-type="float" office:value="34653398.780000001" table:style-name="ce14">
            <text:p>34.653.399<text:s/></text:p>
          </table:table-cell>
          <table:table-cell office:value-type="float" office:value="2598985.21" table:style-name="ce14">
            <text:p>2.598.985<text:s/></text:p>
          </table:table-cell>
          <table:table-cell office:value-type="float" office:value="3479719.07" table:style-name="ce14">
            <text:p>3.479.719<text:s/></text:p>
          </table:table-cell>
          <table:table-cell office:value-type="float" office:value="3218620.97" table:style-name="ce14">
            <text:p>3.218.621<text:s/></text:p>
          </table:table-cell>
          <table:table-cell office:value-type="float" office:value="1467125.51" table:style-name="ce14">
            <text:p>1.467.126<text:s/></text:p>
          </table:table-cell>
          <table:table-cell office:value-type="float" office:value="8294818.7400000002" table:style-name="ce14">
            <text:p>8.294.819<text:s/></text:p>
          </table:table-cell>
          <table:table-cell office:value-type="float" office:value="1796877.98" table:style-name="ce14">
            <text:p>1.796.878<text:s/></text:p>
          </table:table-cell>
          <table:table-cell office:value-type="float" office:value="22837828.549999997" table:style-name="ce14">
            <text:p>22.837.829<text:s/></text:p>
          </table:table-cell>
          <table:table-cell office:value-type="float" office:value="199001656.62" table:style-name="ce14">
            <text:p>199.001.657<text:s/></text:p>
          </table:table-cell>
          <table:table-cell office:value-type="float" office:value="2086265.3399999999" table:style-name="ce14">
            <text:p>2.086.265<text:s/></text:p>
          </table:table-cell>
          <table:table-cell office:value-type="float" office:value="855039.77" table:style-name="ce14">
            <text:p>855.040<text:s/></text:p>
          </table:table-cell>
          <table:table-cell office:value-type="float" office:value="595366.18000000005" table:style-name="ce14">
            <text:p>595.366<text:s/></text:p>
          </table:table-cell>
          <table:table-cell office:value-type="float" office:value="44546509.140000001" table:style-name="ce14">
            <text:p>44.546.509<text:s/></text:p>
          </table:table-cell>
          <table:table-cell office:value-type="float" office:value="17999148.73" table:style-name="ce14">
            <text:p>17.999.149<text:s/></text:p>
          </table:table-cell>
          <table:table-cell office:value-type="float" office:value="2288982.54" table:style-name="ce14">
            <text:p>2.288.983<text:s/></text:p>
          </table:table-cell>
          <table:table-cell office:value-type="float" office:value="418699444.78999996" table:style-name="ce14">
            <text:p>418.699.445<text:s/></text:p>
          </table:table-cell>
          <table:table-cell office:value-type="float" office:value="667429.51" table:style-name="ce14">
            <text:p>667.430<text:s/></text:p>
          </table:table-cell>
          <table:table-cell office:value-type="float" office:value="962950730.74999988" table:style-name="ce15">
            <text:p>962.950.73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98805.66" table:style-name="ce14">
            <text:p>98.806<text:s/></text:p>
          </table:table-cell>
          <table:table-cell office:value-type="float" office:value="273907.03000000003" table:style-name="ce14">
            <text:p>273.907<text:s/></text:p>
          </table:table-cell>
          <table:table-cell office:value-type="float" office:value="1117378.54" table:style-name="ce14">
            <text:p>1.117.379<text:s/></text:p>
          </table:table-cell>
          <table:table-cell office:value-type="float" office:value="48796.28" table:style-name="ce14">
            <text:p>48.796<text:s/></text:p>
          </table:table-cell>
          <table:table-cell office:value-type="float" office:value="5919484.6699999999" table:style-name="ce14">
            <text:p>5.919.485<text:s/></text:p>
          </table:table-cell>
          <table:table-cell office:value-type="float" office:value="5468399.2400000002" table:style-name="ce14">
            <text:p>5.468.399<text:s/></text:p>
          </table:table-cell>
          <table:table-cell office:value-type="float" office:value="559600125.11000001" table:style-name="ce14">
            <text:p>559.600.125<text:s/></text:p>
          </table:table-cell>
          <table:table-cell office:value-type="float" office:value="10350803.890000001" table:style-name="ce14">
            <text:p>10.350.804<text:s/></text:p>
          </table:table-cell>
          <table:table-cell office:value-type="float" office:value="4534926.5199999996" table:style-name="ce14">
            <text:p>4.534.927<text:s/></text:p>
          </table:table-cell>
          <table:table-cell office:value-type="float" office:value="356057.26" table:style-name="ce14">
            <text:p>356.057<text:s/></text:p>
          </table:table-cell>
          <table:table-cell office:value-type="float" office:value="62135944.859999999" table:style-name="ce14">
            <text:p>62.135.945<text:s/></text:p>
          </table:table-cell>
          <table:table-cell office:value-type="float" office:value="1479881.15" table:style-name="ce14">
            <text:p>1.479.881<text:s/></text:p>
          </table:table-cell>
          <table:table-cell office:value-type="float" office:value="4738434.43" table:style-name="ce14">
            <text:p>4.738.434<text:s/></text:p>
          </table:table-cell>
          <table:table-cell office:value-type="float" office:value="10928410.92" table:style-name="ce14">
            <text:p>10.928.411<text:s/></text:p>
          </table:table-cell>
          <table:table-cell office:value-type="float" office:value="683719.87" table:style-name="ce14">
            <text:p>683.720<text:s/></text:p>
          </table:table-cell>
          <table:table-cell office:value-type="float" office:value="11656247.58" table:style-name="ce14">
            <text:p>11.656.248<text:s/></text:p>
          </table:table-cell>
          <table:table-cell office:value-type="float" office:value="130142.26" table:style-name="ce14">
            <text:p>130.142<text:s/></text:p>
          </table:table-cell>
          <table:table-cell office:value-type="float" office:value="36351032.729999997" table:style-name="ce14">
            <text:p>36.351.033<text:s/></text:p>
          </table:table-cell>
          <table:table-cell office:value-type="float" office:value="233073469.78999999" table:style-name="ce14">
            <text:p>233.073.470<text:s/></text:p>
          </table:table-cell>
          <table:table-cell office:value-type="float" office:value="795007.97" table:style-name="ce14">
            <text:p>795.008<text:s/></text:p>
          </table:table-cell>
          <table:table-cell office:value-type="float" office:value="2284857.85" table:style-name="ce14">
            <text:p>2.284.858<text:s/></text:p>
          </table:table-cell>
          <table:table-cell office:value-type="float" office:value="14214.27" table:style-name="ce14">
            <text:p>14.214<text:s/></text:p>
          </table:table-cell>
          <table:table-cell office:value-type="float" office:value="69845844.950000003" table:style-name="ce14">
            <text:p>69.845.845<text:s/></text:p>
          </table:table-cell>
          <table:table-cell office:value-type="float" office:value="10902770.5" table:style-name="ce14">
            <text:p>10.902.771<text:s/></text:p>
          </table:table-cell>
          <table:table-cell office:value-type="float" office:value="4915916.84" table:style-name="ce14">
            <text:p>4.915.917<text:s/></text:p>
          </table:table-cell>
          <table:table-cell office:value-type="float" office:value="2095986632.8199999" table:style-name="ce14">
            <text:p>2.095.986.633<text:s/></text:p>
          </table:table-cell>
          <table:table-cell office:value-type="float" office:value="108204.17" table:style-name="ce14">
            <text:p>108.204<text:s/></text:p>
          </table:table-cell>
          <table:table-cell office:value-type="float" office:value="3133799417.1599998" table:style-name="ce15">
            <text:p>3.133.799.41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85406.73" table:style-name="ce14">
            <text:p>85.407<text:s/></text:p>
          </table:table-cell>
          <table:table-cell office:value-type="float" office:value="253766.79" table:style-name="ce14">
            <text:p>253.767<text:s/></text:p>
          </table:table-cell>
          <table:table-cell office:value-type="float" office:value="124946.63" table:style-name="ce14">
            <text:p>124.947<text:s/></text:p>
          </table:table-cell>
          <table:table-cell office:value-type="float" office:value="56378.25" table:style-name="ce14">
            <text:p>56.378<text:s/></text:p>
          </table:table-cell>
          <table:table-cell office:value-type="float" office:value="3009830.82" table:style-name="ce14">
            <text:p>3.009.831<text:s/></text:p>
          </table:table-cell>
          <table:table-cell office:value-type="float" office:value="283059.43" table:style-name="ce14">
            <text:p>283.059<text:s/></text:p>
          </table:table-cell>
          <table:table-cell office:value-type="float" office:value="111013.96" table:style-name="ce14">
            <text:p>111.014<text:s/></text:p>
          </table:table-cell>
          <table:table-cell office:value-type="float" office:value="284657.65000000002" table:style-name="ce14">
            <text:p>284.658<text:s/></text:p>
          </table:table-cell>
          <table:table-cell office:value-type="float" office:value="7790603.6799999997" table:style-name="ce14">
            <text:p>7.790.604<text:s/></text:p>
          </table:table-cell>
          <table:table-cell office:value-type="float" office:value="352036.78" table:style-name="ce14">
            <text:p>352.037<text:s/></text:p>
          </table:table-cell>
          <table:table-cell office:value-type="float" office:value="6184449.3099999996" table:style-name="ce14">
            <text:p>6.184.449<text:s/></text:p>
          </table:table-cell>
          <table:table-cell office:value-type="float" office:value="22221150.859999999" table:style-name="ce14">
            <text:p>22.221.151<text:s/></text:p>
          </table:table-cell>
          <table:table-cell office:value-type="float" office:value="12381678.939999999" table:style-name="ce14">
            <text:p>12.381.679<text:s/></text:p>
          </table:table-cell>
          <table:table-cell office:value-type="float" office:value="1178437.19" table:style-name="ce14">
            <text:p>1.178.437<text:s/></text:p>
          </table:table-cell>
          <table:table-cell office:value-type="float" office:value="204685" table:style-name="ce14">
            <text:p>204.685<text:s/></text:p>
          </table:table-cell>
          <table:table-cell office:value-type="float" office:value="771113.03" table:style-name="ce14">
            <text:p>771.113<text:s/></text:p>
          </table:table-cell>
          <table:table-cell office:value-type="float" office:value="730072.76" table:style-name="ce14">
            <text:p>730.073<text:s/></text:p>
          </table:table-cell>
          <table:table-cell office:value-type="float" office:value="8001330.9000000004" table:style-name="ce14">
            <text:p>8.001.331<text:s/></text:p>
          </table:table-cell>
          <table:table-cell office:value-type="float" office:value="749658" table:style-name="ce14">
            <text:p>749.658<text:s/></text:p>
          </table:table-cell>
          <table:table-cell office:value-type="float" office:value="213173.72" table:style-name="ce14">
            <text:p>213.174<text:s/></text:p>
          </table:table-cell>
          <table:table-cell office:value-type="float" office:value="339531.04" table:style-name="ce14">
            <text:p>339.531<text:s/></text:p>
          </table:table-cell>
          <table:table-cell office:value-type="float" office:value="62983.49" table:style-name="ce14">
            <text:p>62.983<text:s/></text:p>
          </table:table-cell>
          <table:table-cell office:value-type="float" office:value="8480472.6999999993" table:style-name="ce14">
            <text:p>8.480.473<text:s/></text:p>
          </table:table-cell>
          <table:table-cell office:value-type="float" office:value="1081885.31" table:style-name="ce14">
            <text:p>1.081.885<text:s/></text:p>
          </table:table-cell>
          <table:table-cell office:value-type="float" office:value="210092.51" table:style-name="ce14">
            <text:p>210.093<text:s/></text:p>
          </table:table-cell>
          <table:table-cell office:value-type="float" office:value="15461067.800000001" table:style-name="ce14">
            <text:p>15.461.068<text:s/></text:p>
          </table:table-cell>
          <table:table-cell office:value-type="float" office:value="832622.59" table:style-name="ce14">
            <text:p>832.623<text:s/></text:p>
          </table:table-cell>
          <table:table-cell office:value-type="float" office:value="91456105.870000005" table:style-name="ce15">
            <text:p>91.456.10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0685388.439999999" table:style-name="ce14">
            <text:p>10.685.388<text:s/></text:p>
          </table:table-cell>
          <table:table-cell office:value-type="float" office:value="56938645.689999998" table:style-name="ce14">
            <text:p>56.938.646<text:s/></text:p>
          </table:table-cell>
          <table:table-cell office:value-type="float" office:value="329678676.14999998" table:style-name="ce14">
            <text:p>329.678.676<text:s/></text:p>
          </table:table-cell>
          <table:table-cell office:value-type="float" office:value="6992127.1799999997" table:style-name="ce14">
            <text:p>6.992.127<text:s/></text:p>
          </table:table-cell>
          <table:table-cell office:value-type="float" office:value="443100109.77999997" table:style-name="ce14">
            <text:p>443.100.110<text:s/></text:p>
          </table:table-cell>
          <table:table-cell office:value-type="float" office:value="259350045.13" table:style-name="ce14">
            <text:p>259.350.045<text:s/></text:p>
          </table:table-cell>
          <table:table-cell office:value-type="float" office:value="1059469131.9599999" table:style-name="ce14">
            <text:p>1.059.469.132<text:s/></text:p>
          </table:table-cell>
          <table:table-cell office:value-type="float" office:value="272698237.87" table:style-name="ce14">
            <text:p>272.698.238<text:s/></text:p>
          </table:table-cell>
          <table:table-cell office:value-type="float" office:value="217985597.61000001" table:style-name="ce14">
            <text:p>217.985.598<text:s/></text:p>
          </table:table-cell>
          <table:table-cell office:value-type="float" office:value="205532669.09999999" table:style-name="ce14">
            <text:p>205.532.669<text:s/></text:p>
          </table:table-cell>
          <table:table-cell office:value-type="float" office:value="822048188.16999996" table:style-name="ce14">
            <text:p>822.048.188<text:s/></text:p>
          </table:table-cell>
          <table:table-cell office:value-type="float" office:value="75309906.909999996" table:style-name="ce14">
            <text:p>75.309.907<text:s/></text:p>
          </table:table-cell>
          <table:table-cell office:value-type="float" office:value="99889970.400000006" table:style-name="ce14">
            <text:p>99.889.970<text:s/></text:p>
          </table:table-cell>
          <table:table-cell office:value-type="float" office:value="114751362.29000001" table:style-name="ce14">
            <text:p>114.751.362<text:s/></text:p>
          </table:table-cell>
          <table:table-cell office:value-type="float" office:value="62012281.590000004" table:style-name="ce14">
            <text:p>62.012.282<text:s/></text:p>
          </table:table-cell>
          <table:table-cell office:value-type="float" office:value="453553944.25999999" table:style-name="ce14">
            <text:p>453.553.944<text:s/></text:p>
          </table:table-cell>
          <table:table-cell office:value-type="float" office:value="50389197.710000001" table:style-name="ce14">
            <text:p>50.389.198<text:s/></text:p>
          </table:table-cell>
          <table:table-cell office:value-type="float" office:value="962986424.35000002" table:style-name="ce14">
            <text:p>962.986.424<text:s/></text:p>
          </table:table-cell>
          <table:table-cell office:value-type="float" office:value="3074198857.0599999" table:style-name="ce14">
            <text:p>3.074.198.857<text:s/></text:p>
          </table:table-cell>
          <table:table-cell office:value-type="float" office:value="65439756.369999997" table:style-name="ce14">
            <text:p>65.439.756<text:s/></text:p>
          </table:table-cell>
          <table:table-cell office:value-type="float" office:value="29162598.27" table:style-name="ce14">
            <text:p>29.162.598<text:s/></text:p>
          </table:table-cell>
          <table:table-cell office:value-type="float" office:value="8189532.5800000001" table:style-name="ce14">
            <text:p>8.189.533<text:s/></text:p>
          </table:table-cell>
          <table:table-cell office:value-type="float" office:value="872351743.02999997" table:style-name="ce14">
            <text:p>872.351.743<text:s/></text:p>
          </table:table-cell>
          <table:table-cell office:value-type="float" office:value="785167475.80999994" table:style-name="ce14">
            <text:p>785.167.476<text:s/></text:p>
          </table:table-cell>
          <table:table-cell office:value-type="float" office:value="37036600.100000001" table:style-name="ce14">
            <text:p>37.036.600<text:s/></text:p>
          </table:table-cell>
          <table:table-cell office:value-type="float" office:value="7319165904.8800001" table:style-name="ce14">
            <text:p>7.319.165.905<text:s/></text:p>
          </table:table-cell>
          <table:table-cell office:value-type="float" office:value="25317548.780000001" table:style-name="ce14">
            <text:p>25.317.549<text:s/></text:p>
          </table:table-cell>
          <table:table-cell office:value-type="float" office:value="17719401921.470001" table:style-name="ce15">
            <text:p>17.719.401.92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3271.97" table:style-name="ce14">
            <text:p>3.272<text:s/></text:p>
          </table:table-cell>
          <table:table-cell office:value-type="float" office:value="62045.19" table:style-name="ce14">
            <text:p>62.045<text:s/></text:p>
          </table:table-cell>
          <table:table-cell office:value-type="float" office:value="156383.92000000001" table:style-name="ce14">
            <text:p>156.384<text:s/></text:p>
          </table:table-cell>
          <table:table-cell office:value-type="float" office:value="20842.400000000001" table:style-name="ce14">
            <text:p>20.842<text:s/></text:p>
          </table:table-cell>
          <table:table-cell office:value-type="float" office:value="1435526.15" table:style-name="ce14">
            <text:p>1.435.526<text:s/></text:p>
          </table:table-cell>
          <table:table-cell office:value-type="float" office:value="22028205.920000002" table:style-name="ce14">
            <text:p>22.028.206<text:s/></text:p>
          </table:table-cell>
          <table:table-cell office:value-type="float" office:value="423061164.48000002" table:style-name="ce14">
            <text:p>423.061.164<text:s/></text:p>
          </table:table-cell>
          <table:table-cell office:value-type="float" office:value="6095473.3300000001" table:style-name="ce14">
            <text:p>6.095.473<text:s/></text:p>
          </table:table-cell>
          <table:table-cell office:value-type="float" office:value="335374.59999999998" table:style-name="ce14">
            <text:p>335.375<text:s/></text:p>
          </table:table-cell>
          <table:table-cell office:value-type="float" office:value="24253.43" table:style-name="ce14">
            <text:p>24.253<text:s/></text:p>
          </table:table-cell>
          <table:table-cell office:value-type="float" office:value="19708152.370000001" table:style-name="ce14">
            <text:p>19.708.152<text:s/></text:p>
          </table:table-cell>
          <table:table-cell office:value-type="float" office:value="27305.96" table:style-name="ce14">
            <text:p>27.306<text:s/></text:p>
          </table:table-cell>
          <table:table-cell office:value-type="float" office:value="143613.48000000001" table:style-name="ce14">
            <text:p>143.613<text:s/></text:p>
          </table:table-cell>
          <table:table-cell office:value-type="float" office:value="10263737.98" table:style-name="ce14">
            <text:p>10.263.738<text:s/></text:p>
          </table:table-cell>
          <table:table-cell office:value-type="float" office:value="35729.949999999997" table:style-name="ce14">
            <text:p>35.730<text:s/></text:p>
          </table:table-cell>
          <table:table-cell office:value-type="float" office:value="8842926.4399999995" table:style-name="ce14">
            <text:p>8.842.926<text:s/></text:p>
          </table:table-cell>
          <table:table-cell office:value-type="float" office:value="34779.379999999997" table:style-name="ce14">
            <text:p>34.779<text:s/></text:p>
          </table:table-cell>
          <table:table-cell office:value-type="float" office:value="19389074.780000001" table:style-name="ce14">
            <text:p>19.389.075<text:s/></text:p>
          </table:table-cell>
          <table:table-cell office:value-type="float" office:value="153790864.77000001" table:style-name="ce14">
            <text:p>153.790.865<text:s/></text:p>
          </table:table-cell>
          <table:table-cell office:value-type="float" office:value="248307.05" table:style-name="ce14">
            <text:p>248.307<text:s/></text:p>
          </table:table-cell>
          <table:table-cell office:value-type="float" office:value="52279.4" table:style-name="ce14">
            <text:p>52.279<text:s/></text:p>
          </table:table-cell>
          <table:table-cell office:value-type="float" office:value="5573.84" table:style-name="ce14">
            <text:p>5.574<text:s/></text:p>
          </table:table-cell>
          <table:table-cell office:value-type="float" office:value="34840405.329999998" table:style-name="ce14">
            <text:p>34.840.405<text:s/></text:p>
          </table:table-cell>
          <table:table-cell office:value-type="float" office:value="1299785.58" table:style-name="ce14">
            <text:p>1.299.786<text:s/></text:p>
          </table:table-cell>
          <table:table-cell office:value-type="float" office:value="1678704.44" table:style-name="ce14">
            <text:p>1.678.704<text:s/></text:p>
          </table:table-cell>
          <table:table-cell office:value-type="float" office:value="716802537.95000005" table:style-name="ce14">
            <text:p>716.802.538<text:s/></text:p>
          </table:table-cell>
          <table:table-cell office:value-type="float" office:value="18504.27" table:style-name="ce14">
            <text:p>18.504<text:s/></text:p>
          </table:table-cell>
          <table:table-cell office:value-type="float" office:value="1420404824.3600001" table:style-name="ce15">
            <text:p>1.420.404.82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0682116.470000001" table:style-name="ce14">
            <text:p>10.682.116<text:s/></text:p>
          </table:table-cell>
          <table:table-cell office:value-type="float" office:value="56876600.5" table:style-name="ce14">
            <text:p>56.876.601<text:s/></text:p>
          </table:table-cell>
          <table:table-cell office:value-type="float" office:value="329522292.22999996" table:style-name="ce14">
            <text:p>329.522.292<text:s/></text:p>
          </table:table-cell>
          <table:table-cell office:value-type="float" office:value="6971284.7800000003" table:style-name="ce14">
            <text:p>6.971.285<text:s/></text:p>
          </table:table-cell>
          <table:table-cell office:value-type="float" office:value="441664583.63" table:style-name="ce14">
            <text:p>441.664.584<text:s/></text:p>
          </table:table-cell>
          <table:table-cell office:value-type="float" office:value="237321839.21000004" table:style-name="ce14">
            <text:p>237.321.839<text:s/></text:p>
          </table:table-cell>
          <table:table-cell office:value-type="float" office:value="636407967.48000002" table:style-name="ce14">
            <text:p>636.407.967<text:s/></text:p>
          </table:table-cell>
          <table:table-cell office:value-type="float" office:value="266602764.54000002" table:style-name="ce14">
            <text:p>266.602.765<text:s/></text:p>
          </table:table-cell>
          <table:table-cell office:value-type="float" office:value="217650223.01000002" table:style-name="ce14">
            <text:p>217.650.223<text:s/></text:p>
          </table:table-cell>
          <table:table-cell office:value-type="float" office:value="205508415.66999999" table:style-name="ce14">
            <text:p>205.508.416<text:s/></text:p>
          </table:table-cell>
          <table:table-cell office:value-type="float" office:value="802340035.79999995" table:style-name="ce14">
            <text:p>802.340.036<text:s/></text:p>
          </table:table-cell>
          <table:table-cell office:value-type="float" office:value="75282600.950000003" table:style-name="ce14">
            <text:p>75.282.601<text:s/></text:p>
          </table:table-cell>
          <table:table-cell office:value-type="float" office:value="99746356.920000002" table:style-name="ce14">
            <text:p>99.746.357<text:s/></text:p>
          </table:table-cell>
          <table:table-cell office:value-type="float" office:value="104487624.31" table:style-name="ce14">
            <text:p>104.487.624<text:s/></text:p>
          </table:table-cell>
          <table:table-cell office:value-type="float" office:value="61976551.640000001" table:style-name="ce14">
            <text:p>61.976.552<text:s/></text:p>
          </table:table-cell>
          <table:table-cell office:value-type="float" office:value="444711017.81999999" table:style-name="ce14">
            <text:p>444.711.018<text:s/></text:p>
          </table:table-cell>
          <table:table-cell office:value-type="float" office:value="50354418.329999998" table:style-name="ce14">
            <text:p>50.354.418<text:s/></text:p>
          </table:table-cell>
          <table:table-cell office:value-type="float" office:value="943597349.57000017" table:style-name="ce14">
            <text:p>943.597.350<text:s/></text:p>
          </table:table-cell>
          <table:table-cell office:value-type="float" office:value="2920407992.29" table:style-name="ce14">
            <text:p>2.920.407.992<text:s/></text:p>
          </table:table-cell>
          <table:table-cell office:value-type="float" office:value="65191449.32" table:style-name="ce14">
            <text:p>65.191.449<text:s/></text:p>
          </table:table-cell>
          <table:table-cell office:value-type="float" office:value="29110318.870000001" table:style-name="ce14">
            <text:p>29.110.319<text:s/></text:p>
          </table:table-cell>
          <table:table-cell office:value-type="float" office:value="8183958.7400000002" table:style-name="ce14">
            <text:p>8.183.959<text:s/></text:p>
          </table:table-cell>
          <table:table-cell office:value-type="float" office:value="837511337.70000005" table:style-name="ce14">
            <text:p>837.511.338<text:s/></text:p>
          </table:table-cell>
          <table:table-cell office:value-type="float" office:value="783867690.23000002" table:style-name="ce14">
            <text:p>783.867.690<text:s/></text:p>
          </table:table-cell>
          <table:table-cell office:value-type="float" office:value="35357895.659999996" table:style-name="ce14">
            <text:p>35.357.896<text:s/></text:p>
          </table:table-cell>
          <table:table-cell office:value-type="float" office:value="6602363366.9299994" table:style-name="ce14">
            <text:p>6.602.363.367<text:s/></text:p>
          </table:table-cell>
          <table:table-cell office:value-type="float" office:value="25299044.510000002" table:style-name="ce14">
            <text:p>25.299.045<text:s/></text:p>
          </table:table-cell>
          <table:table-cell office:value-type="float" office:value="16298997097.109999" table:style-name="ce15">
            <text:p>16.298.997.09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311777.36" table:style-name="ce14">
            <text:p>3.311.777<text:s/></text:p>
          </table:table-cell>
          <table:table-cell office:value-type="float" office:value="18716653.329999998" table:style-name="ce14">
            <text:p>18.716.653<text:s/></text:p>
          </table:table-cell>
          <table:table-cell office:value-type="float" office:value="81775012.700000003" table:style-name="ce14">
            <text:p>81.775.013<text:s/></text:p>
          </table:table-cell>
          <table:table-cell office:value-type="float" office:value="3561723.7" table:style-name="ce14">
            <text:p>3.561.724<text:s/></text:p>
          </table:table-cell>
          <table:table-cell office:value-type="float" office:value="127485879.73" table:style-name="ce14">
            <text:p>127.485.880<text:s/></text:p>
          </table:table-cell>
          <table:table-cell office:value-type="float" office:value="82373738.180000007" table:style-name="ce14">
            <text:p>82.373.738<text:s/></text:p>
          </table:table-cell>
          <table:table-cell office:value-type="float" office:value="467452429.13000005" table:style-name="ce14">
            <text:p>467.452.429<text:s/></text:p>
          </table:table-cell>
          <table:table-cell office:value-type="float" office:value="77550609.379999995" table:style-name="ce14">
            <text:p>77.550.609<text:s/></text:p>
          </table:table-cell>
          <table:table-cell office:value-type="float" office:value="72875545.019999996" table:style-name="ce14">
            <text:p>72.875.545<text:s/></text:p>
          </table:table-cell>
          <table:table-cell office:value-type="float" office:value="56665122.75" table:style-name="ce14">
            <text:p>56.665.123<text:s/></text:p>
          </table:table-cell>
          <table:table-cell office:value-type="float" office:value="256651225.72" table:style-name="ce14">
            <text:p>256.651.226<text:s/></text:p>
          </table:table-cell>
          <table:table-cell office:value-type="float" office:value="27683047.640000001" table:style-name="ce14">
            <text:p>27.683.048<text:s/></text:p>
          </table:table-cell>
          <table:table-cell office:value-type="float" office:value="42822378.280000001" table:style-name="ce14">
            <text:p>42.822.378<text:s/></text:p>
          </table:table-cell>
          <table:table-cell office:value-type="float" office:value="40916895.630000003" table:style-name="ce14">
            <text:p>40.916.896<text:s/></text:p>
          </table:table-cell>
          <table:table-cell office:value-type="float" office:value="21928165.329999998" table:style-name="ce14">
            <text:p>21.928.165<text:s/></text:p>
          </table:table-cell>
          <table:table-cell office:value-type="float" office:value="127204132.22" table:style-name="ce14">
            <text:p>127.204.132<text:s/></text:p>
          </table:table-cell>
          <table:table-cell office:value-type="float" office:value="18367278.989999998" table:style-name="ce14">
            <text:p>18.367.279<text:s/></text:p>
          </table:table-cell>
          <table:table-cell office:value-type="float" office:value="257956994.47999999" table:style-name="ce14">
            <text:p>257.956.994<text:s/></text:p>
          </table:table-cell>
          <table:table-cell office:value-type="float" office:value="700049318.82000005" table:style-name="ce14">
            <text:p>700.049.319<text:s/></text:p>
          </table:table-cell>
          <table:table-cell office:value-type="float" office:value="19158823.48" table:style-name="ce14">
            <text:p>19.158.823<text:s/></text:p>
          </table:table-cell>
          <table:table-cell office:value-type="float" office:value="13336147.300000001" table:style-name="ce14">
            <text:p>13.336.147<text:s/></text:p>
          </table:table-cell>
          <table:table-cell office:value-type="float" office:value="11554992.27" table:style-name="ce14">
            <text:p>11.554.992<text:s/></text:p>
          </table:table-cell>
          <table:table-cell office:value-type="float" office:value="244928090" table:style-name="ce14">
            <text:p>244.928.090<text:s/></text:p>
          </table:table-cell>
          <table:table-cell office:value-type="float" office:value="197529316.65000001" table:style-name="ce14">
            <text:p>197.529.317<text:s/></text:p>
          </table:table-cell>
          <table:table-cell office:value-type="float" office:value="15079677.16" table:style-name="ce14">
            <text:p>15.079.677<text:s/></text:p>
          </table:table-cell>
          <table:table-cell office:value-type="float" office:value="1681784181.8299999" table:style-name="ce14">
            <text:p>1.681.784.182<text:s/></text:p>
          </table:table-cell>
          <table:table-cell office:value-type="float" office:value="11633356.68" table:style-name="ce14">
            <text:p>11.633.357<text:s/></text:p>
          </table:table-cell>
          <table:table-cell office:value-type="float" office:value="4680352513.7600002" table:style-name="ce15">
            <text:p>4.680.352.51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656.24" table:style-name="ce14">
            <text:p>656<text:s/></text:p>
          </table:table-cell>
          <table:table-cell office:value-type="float" office:value="10410.41" table:style-name="ce14">
            <text:p>10.410<text:s/></text:p>
          </table:table-cell>
          <table:table-cell office:value-type="float" office:value="25435.88" table:style-name="ce14">
            <text:p>25.436<text:s/></text:p>
          </table:table-cell>
          <table:table-cell office:value-type="float" office:value="3378.33" table:style-name="ce14">
            <text:p>3.378<text:s/></text:p>
          </table:table-cell>
          <table:table-cell office:value-type="float" office:value="234688.39" table:style-name="ce14">
            <text:p>234.688<text:s/></text:p>
          </table:table-cell>
          <table:table-cell office:value-type="float" office:value="3590895.91" table:style-name="ce14">
            <text:p>3.590.896<text:s/></text:p>
          </table:table-cell>
          <table:table-cell office:value-type="float" office:value="64206536.799999997" table:style-name="ce14">
            <text:p>64.206.537<text:s/></text:p>
          </table:table-cell>
          <table:table-cell office:value-type="float" office:value="1017724.66" table:style-name="ce14">
            <text:p>1.017.725<text:s/></text:p>
          </table:table-cell>
          <table:table-cell office:value-type="float" office:value="51127.43" table:style-name="ce14">
            <text:p>51.127<text:s/></text:p>
          </table:table-cell>
          <table:table-cell office:value-type="float" office:value="3861.33" table:style-name="ce14">
            <text:p>3.861<text:s/></text:p>
          </table:table-cell>
          <table:table-cell office:value-type="float" office:value="3345307.7" table:style-name="ce14">
            <text:p>3.345.308<text:s/></text:p>
          </table:table-cell>
          <table:table-cell office:value-type="float" office:value="4443.91" table:style-name="ce14">
            <text:p>4.444<text:s/></text:p>
          </table:table-cell>
          <table:table-cell office:value-type="float" office:value="24255.82" table:style-name="ce14">
            <text:p>24.256<text:s/></text:p>
          </table:table-cell>
          <table:table-cell office:value-type="float" office:value="1673787.44" table:style-name="ce14">
            <text:p>1.673.787<text:s/></text:p>
          </table:table-cell>
          <table:table-cell office:value-type="float" office:value="8710.35" table:style-name="ce14">
            <text:p>8.710<text:s/></text:p>
          </table:table-cell>
          <table:table-cell office:value-type="float" office:value="1438721.34" table:style-name="ce14">
            <text:p>1.438.721<text:s/></text:p>
          </table:table-cell>
          <table:table-cell office:value-type="float" office:value="6590.81" table:style-name="ce14">
            <text:p>6.591<text:s/></text:p>
          </table:table-cell>
          <table:table-cell office:value-type="float" office:value="3176178.27" table:style-name="ce14">
            <text:p>3.176.178<text:s/></text:p>
          </table:table-cell>
          <table:table-cell office:value-type="float" office:value="22141886.280000001" table:style-name="ce14">
            <text:p>22.141.886<text:s/></text:p>
          </table:table-cell>
          <table:table-cell office:value-type="float" office:value="40820.959999999999" table:style-name="ce14">
            <text:p>40.821<text:s/></text:p>
          </table:table-cell>
          <table:table-cell office:value-type="float" office:value="7821.1" table:style-name="ce14">
            <text:p>7.821<text:s/></text:p>
          </table:table-cell>
          <table:table-cell office:value-type="float" office:value="781.18" table:style-name="ce14">
            <text:p>781<text:s/></text:p>
          </table:table-cell>
          <table:table-cell office:value-type="float" office:value="5871563.8499999996" table:style-name="ce14">
            <text:p>5.871.564<text:s/></text:p>
          </table:table-cell>
          <table:table-cell office:value-type="float" office:value="219071.22" table:style-name="ce14">
            <text:p>219.071<text:s/></text:p>
          </table:table-cell>
          <table:table-cell office:value-type="float" office:value="287233.26" table:style-name="ce14">
            <text:p>287.233<text:s/></text:p>
          </table:table-cell>
          <table:table-cell office:value-type="float" office:value="116152540.48999999" table:style-name="ce14">
            <text:p>116.152.540<text:s/></text:p>
          </table:table-cell>
          <table:table-cell office:value-type="float" office:value="3079.6" table:style-name="ce14">
            <text:p>3.080<text:s/></text:p>
          </table:table-cell>
          <table:table-cell office:value-type="float" office:value="223547508.95999995" table:style-name="ce15">
            <text:p>223.547.50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311121.1199999996" table:style-name="ce14">
            <text:p>3.311.121<text:s/></text:p>
          </table:table-cell>
          <table:table-cell office:value-type="float" office:value="18706242.919999998" table:style-name="ce14">
            <text:p>18.706.243<text:s/></text:p>
          </table:table-cell>
          <table:table-cell office:value-type="float" office:value="81749576.820000008" table:style-name="ce14">
            <text:p>81.749.577<text:s/></text:p>
          </table:table-cell>
          <table:table-cell office:value-type="float" office:value="3558345.37" table:style-name="ce14">
            <text:p>3.558.345<text:s/></text:p>
          </table:table-cell>
          <table:table-cell office:value-type="float" office:value="127251191.34" table:style-name="ce14">
            <text:p>127.251.191<text:s/></text:p>
          </table:table-cell>
          <table:table-cell office:value-type="float" office:value="78782842.269999981" table:style-name="ce14">
            <text:p>78.782.842<text:s/></text:p>
          </table:table-cell>
          <table:table-cell office:value-type="float" office:value="403245892.32999998" table:style-name="ce14">
            <text:p>403.245.892<text:s/></text:p>
          </table:table-cell>
          <table:table-cell office:value-type="float" office:value="76532884.720000014" table:style-name="ce14">
            <text:p>76.532.885<text:s/></text:p>
          </table:table-cell>
          <table:table-cell office:value-type="float" office:value="72824417.589999989" table:style-name="ce14">
            <text:p>72.824.418<text:s/></text:p>
          </table:table-cell>
          <table:table-cell office:value-type="float" office:value="56661261.420000002" table:style-name="ce14">
            <text:p>56.661.261<text:s/></text:p>
          </table:table-cell>
          <table:table-cell office:value-type="float" office:value="253305918.02000001" table:style-name="ce14">
            <text:p>253.305.918<text:s/></text:p>
          </table:table-cell>
          <table:table-cell office:value-type="float" office:value="27678603.73" table:style-name="ce14">
            <text:p>27.678.604<text:s/></text:p>
          </table:table-cell>
          <table:table-cell office:value-type="float" office:value="42798122.460000001" table:style-name="ce14">
            <text:p>42.798.122<text:s/></text:p>
          </table:table-cell>
          <table:table-cell office:value-type="float" office:value="39243108.189999998" table:style-name="ce14">
            <text:p>39.243.108<text:s/></text:p>
          </table:table-cell>
          <table:table-cell office:value-type="float" office:value="21919454.98" table:style-name="ce14">
            <text:p>21.919.455<text:s/></text:p>
          </table:table-cell>
          <table:table-cell office:value-type="float" office:value="125765410.88000001" table:style-name="ce14">
            <text:p>125.765.411<text:s/></text:p>
          </table:table-cell>
          <table:table-cell office:value-type="float" office:value="18360688.18" table:style-name="ce14">
            <text:p>18.360.688<text:s/></text:p>
          </table:table-cell>
          <table:table-cell office:value-type="float" office:value="254780816.20999998" table:style-name="ce14">
            <text:p>254.780.816<text:s/></text:p>
          </table:table-cell>
          <table:table-cell office:value-type="float" office:value="677907432.54000008" table:style-name="ce14">
            <text:p>677.907.433<text:s/></text:p>
          </table:table-cell>
          <table:table-cell office:value-type="float" office:value="19118002.52" table:style-name="ce14">
            <text:p>19.118.003<text:s/></text:p>
          </table:table-cell>
          <table:table-cell office:value-type="float" office:value="13328326.200000001" table:style-name="ce14">
            <text:p>13.328.326<text:s/></text:p>
          </table:table-cell>
          <table:table-cell office:value-type="float" office:value="11554211.089999998" table:style-name="ce14">
            <text:p>11.554.211<text:s/></text:p>
          </table:table-cell>
          <table:table-cell office:value-type="float" office:value="239056526.14999998" table:style-name="ce14">
            <text:p>239.056.526<text:s/></text:p>
          </table:table-cell>
          <table:table-cell office:value-type="float" office:value="197310245.42999998" table:style-name="ce14">
            <text:p>197.310.245<text:s/></text:p>
          </table:table-cell>
          <table:table-cell office:value-type="float" office:value="14792443.9" table:style-name="ce14">
            <text:p>14.792.444<text:s/></text:p>
          </table:table-cell>
          <table:table-cell office:value-type="float" office:value="1565631641.3400002" table:style-name="ce14">
            <text:p>1.565.631.641<text:s/></text:p>
          </table:table-cell>
          <table:table-cell office:value-type="float" office:value="11630277.08" table:style-name="ce14">
            <text:p>11.630.277<text:s/></text:p>
          </table:table-cell>
          <table:table-cell office:value-type="float" office:value="4456805004.8000011" table:style-name="ce15">
            <text:p>4.456.805.00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3914139.21" table:style-name="ce14">
            <text:p>3.914.139<text:s/></text:p>
          </table:table-cell>
          <table:table-cell office:value-type="float" office:value="11160247.27" table:style-name="ce14">
            <text:p>11.160.247<text:s/></text:p>
          </table:table-cell>
          <table:table-cell office:value-type="float" office:value="157239713.53999999" table:style-name="ce14">
            <text:p>157.239.714<text:s/></text:p>
          </table:table-cell>
          <table:table-cell office:value-type="float" office:value="2621507.7200000002" table:style-name="ce14">
            <text:p>2.621.508<text:s/></text:p>
          </table:table-cell>
          <table:table-cell office:value-type="float" office:value="106315296.26000001" table:style-name="ce14">
            <text:p>106.315.296<text:s/></text:p>
          </table:table-cell>
          <table:table-cell office:value-type="float" office:value="77534157.010000005" table:style-name="ce14">
            <text:p>77.534.157<text:s/></text:p>
          </table:table-cell>
          <table:table-cell office:value-type="float" office:value="209085974.24000001" table:style-name="ce14">
            <text:p>209.085.974<text:s/></text:p>
          </table:table-cell>
          <table:table-cell office:value-type="float" office:value="47424206.149999999" table:style-name="ce14">
            <text:p>47.424.206<text:s/></text:p>
          </table:table-cell>
          <table:table-cell office:value-type="float" office:value="48443799.57" table:style-name="ce14">
            <text:p>48.443.800<text:s/></text:p>
          </table:table-cell>
          <table:table-cell office:value-type="float" office:value="23696558.710000001" table:style-name="ce14">
            <text:p>23.696.559<text:s/></text:p>
          </table:table-cell>
          <table:table-cell office:value-type="float" office:value="215933949.36000001" table:style-name="ce14">
            <text:p>215.933.949<text:s/></text:p>
          </table:table-cell>
          <table:table-cell office:value-type="float" office:value="24184372.149999999" table:style-name="ce14">
            <text:p>24.184.372<text:s/></text:p>
          </table:table-cell>
          <table:table-cell office:value-type="float" office:value="30629294.449999999" table:style-name="ce14">
            <text:p>30.629.294<text:s/></text:p>
          </table:table-cell>
          <table:table-cell office:value-type="float" office:value="36497236" table:style-name="ce14">
            <text:p>36.497.236<text:s/></text:p>
          </table:table-cell>
          <table:table-cell office:value-type="float" office:value="16233280.289999999" table:style-name="ce14">
            <text:p>16.233.280<text:s/></text:p>
          </table:table-cell>
          <table:table-cell office:value-type="float" office:value="57299311.399999999" table:style-name="ce14">
            <text:p>57.299.311<text:s/></text:p>
          </table:table-cell>
          <table:table-cell office:value-type="float" office:value="14546596.98" table:style-name="ce14">
            <text:p>14.546.597<text:s/></text:p>
          </table:table-cell>
          <table:table-cell office:value-type="float" office:value="191864811.83000001" table:style-name="ce14">
            <text:p>191.864.812<text:s/></text:p>
          </table:table-cell>
          <table:table-cell office:value-type="float" office:value="562890443.49000001" table:style-name="ce14">
            <text:p>562.890.443<text:s/></text:p>
          </table:table-cell>
          <table:table-cell office:value-type="float" office:value="15975241.050000001" table:style-name="ce14">
            <text:p>15.975.241<text:s/></text:p>
          </table:table-cell>
          <table:table-cell office:value-type="float" office:value="10021626.529999999" table:style-name="ce14">
            <text:p>10.021.627<text:s/></text:p>
          </table:table-cell>
          <table:table-cell office:value-type="float" office:value="3558373.02" table:style-name="ce14">
            <text:p>3.558.373<text:s/></text:p>
          </table:table-cell>
          <table:table-cell office:value-type="float" office:value="173761604.28999999" table:style-name="ce14">
            <text:p>173.761.604<text:s/></text:p>
          </table:table-cell>
          <table:table-cell office:value-type="float" office:value="116858223.3" table:style-name="ce14">
            <text:p>116.858.223<text:s/></text:p>
          </table:table-cell>
          <table:table-cell office:value-type="float" office:value="11806378.5" table:style-name="ce14">
            <text:p>11.806.379<text:s/></text:p>
          </table:table-cell>
          <table:table-cell office:value-type="float" office:value="1907750644.25" table:style-name="ce14">
            <text:p>1.907.750.644<text:s/></text:p>
          </table:table-cell>
          <table:table-cell office:value-type="float" office:value="6265819.8200000003" table:style-name="ce14">
            <text:p>6.265.820<text:s/></text:p>
          </table:table-cell>
          <table:table-cell office:value-type="float" office:value="4083512806.3899999" table:style-name="ce15">
            <text:p>4.083.512.80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1850.78" table:style-name="ce14">
            <text:p>1.851<text:s/></text:p>
          </table:table-cell>
          <table:table-cell office:value-type="float" office:value="18918.03" table:style-name="ce14">
            <text:p>18.918<text:s/></text:p>
          </table:table-cell>
          <table:table-cell office:value-type="float" office:value="127616.53" table:style-name="ce14">
            <text:p>127.617<text:s/></text:p>
          </table:table-cell>
          <table:table-cell office:value-type="float" office:value="1857.01" table:style-name="ce14">
            <text:p>1.857<text:s/></text:p>
          </table:table-cell>
          <table:table-cell office:value-type="float" office:value="37847.160000000003" table:style-name="ce14">
            <text:p>37.847<text:s/></text:p>
          </table:table-cell>
          <table:table-cell office:value-type="float" office:value="13295325.529999999" table:style-name="ce14">
            <text:p>13.295.326<text:s/></text:p>
          </table:table-cell>
          <table:table-cell office:value-type="float" office:value="23438530.989999998" table:style-name="ce14">
            <text:p>23.438.531<text:s/></text:p>
          </table:table-cell>
          <table:table-cell office:value-type="float" office:value="1869418.17" table:style-name="ce14">
            <text:p>1.869.418<text:s/></text:p>
          </table:table-cell>
          <table:table-cell office:value-type="float" office:value="99720.97" table:style-name="ce14">
            <text:p>99.72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6318270.5099999998" table:style-name="ce14">
            <text:p>6.318.271<text:s/></text:p>
          </table:table-cell>
          <table:table-cell office:value-type="float" office:value="63757.97" table:style-name="ce14">
            <text:p>63.758<text:s/></text:p>
          </table:table-cell>
          <table:table-cell office:value-type="float" office:value="197499.91" table:style-name="ce14">
            <text:p>197.500<text:s/></text:p>
          </table:table-cell>
          <table:table-cell office:value-type="float" office:value="8348310.2599999998" table:style-name="ce14">
            <text:p>8.348.310<text:s/></text:p>
          </table:table-cell>
          <table:table-cell office:value-type="float" office:value="357.31" table:style-name="ce14">
            <text:p>357<text:s/></text:p>
          </table:table-cell>
          <table:table-cell office:value-type="float" office:value="4578433.2" table:style-name="ce14">
            <text:p>4.578.43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3265039.379999999" table:style-name="ce14">
            <text:p>23.265.039<text:s/></text:p>
          </table:table-cell>
          <table:table-cell office:value-type="float" office:value="118982004.51000001" table:style-name="ce14">
            <text:p>118.982.005<text:s/></text:p>
          </table:table-cell>
          <table:table-cell office:value-type="float" office:value="163684.6" table:style-name="ce14">
            <text:p>163.685<text:s/></text:p>
          </table:table-cell>
          <table:table-cell office:value-type="float" office:value="518.51" table:style-name="ce14">
            <text:p>51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2277180.109999999" table:style-name="ce14">
            <text:p>22.277.180<text:s/></text:p>
          </table:table-cell>
          <table:table-cell office:value-type="float" office:value="875723.01" table:style-name="ce14">
            <text:p>875.723<text:s/></text:p>
          </table:table-cell>
          <table:table-cell office:value-type="float" office:value="1274521.94" table:style-name="ce14">
            <text:p>1.274.522<text:s/></text:p>
          </table:table-cell>
          <table:table-cell office:value-type="float" office:value="578014299.14999998" table:style-name="ce14">
            <text:p>578.014.299<text:s/></text:p>
          </table:table-cell>
          <table:table-cell office:value-type="float" office:value="4859.2700000000004" table:style-name="ce14">
            <text:p>4.859<text:s/></text:p>
          </table:table-cell>
          <table:table-cell office:value-type="float" office:value="803255544.80999994" table:style-name="ce15">
            <text:p>803.255.54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3912288.4300000006" table:style-name="ce14">
            <text:p>3.912.288<text:s/></text:p>
          </table:table-cell>
          <table:table-cell office:value-type="float" office:value="11141329.239999998" table:style-name="ce14">
            <text:p>11.141.329<text:s/></text:p>
          </table:table-cell>
          <table:table-cell office:value-type="float" office:value="157112097.01000002" table:style-name="ce14">
            <text:p>157.112.097<text:s/></text:p>
          </table:table-cell>
          <table:table-cell office:value-type="float" office:value="2619650.71" table:style-name="ce14">
            <text:p>2.619.651<text:s/></text:p>
          </table:table-cell>
          <table:table-cell office:value-type="float" office:value="106277449.10000001" table:style-name="ce14">
            <text:p>106.277.449<text:s/></text:p>
          </table:table-cell>
          <table:table-cell office:value-type="float" office:value="64238831.479999997" table:style-name="ce14">
            <text:p>64.238.831<text:s/></text:p>
          </table:table-cell>
          <table:table-cell office:value-type="float" office:value="185647443.25" table:style-name="ce14">
            <text:p>185.647.443<text:s/></text:p>
          </table:table-cell>
          <table:table-cell office:value-type="float" office:value="45554787.979999997" table:style-name="ce14">
            <text:p>45.554.788<text:s/></text:p>
          </table:table-cell>
          <table:table-cell office:value-type="float" office:value="48344078.600000001" table:style-name="ce14">
            <text:p>48.344.079<text:s/></text:p>
          </table:table-cell>
          <table:table-cell office:value-type="float" office:value="23696558.710000001" table:style-name="ce14">
            <text:p>23.696.559<text:s/></text:p>
          </table:table-cell>
          <table:table-cell office:value-type="float" office:value="209615678.84999996" table:style-name="ce14">
            <text:p>209.615.679<text:s/></text:p>
          </table:table-cell>
          <table:table-cell office:value-type="float" office:value="24120614.18" table:style-name="ce14">
            <text:p>24.120.614<text:s/></text:p>
          </table:table-cell>
          <table:table-cell office:value-type="float" office:value="30431794.539999999" table:style-name="ce14">
            <text:p>30.431.795<text:s/></text:p>
          </table:table-cell>
          <table:table-cell office:value-type="float" office:value="28148925.739999998" table:style-name="ce14">
            <text:p>28.148.926<text:s/></text:p>
          </table:table-cell>
          <table:table-cell office:value-type="float" office:value="16232922.979999999" table:style-name="ce14">
            <text:p>16.232.923<text:s/></text:p>
          </table:table-cell>
          <table:table-cell office:value-type="float" office:value="52720878.199999996" table:style-name="ce14">
            <text:p>52.720.878<text:s/></text:p>
          </table:table-cell>
          <table:table-cell office:value-type="float" office:value="14546596.98" table:style-name="ce14">
            <text:p>14.546.597<text:s/></text:p>
          </table:table-cell>
          <table:table-cell office:value-type="float" office:value="168599772.44999999" table:style-name="ce14">
            <text:p>168.599.772<text:s/></text:p>
          </table:table-cell>
          <table:table-cell office:value-type="float" office:value="443908438.98000002" table:style-name="ce14">
            <text:p>443.908.439<text:s/></text:p>
          </table:table-cell>
          <table:table-cell office:value-type="float" office:value="15811556.449999999" table:style-name="ce14">
            <text:p>15.811.556<text:s/></text:p>
          </table:table-cell>
          <table:table-cell office:value-type="float" office:value="10021108.02" table:style-name="ce14">
            <text:p>10.021.108<text:s/></text:p>
          </table:table-cell>
          <table:table-cell office:value-type="float" office:value="3558373.02" table:style-name="ce14">
            <text:p>3.558.373<text:s/></text:p>
          </table:table-cell>
          <table:table-cell office:value-type="float" office:value="151484424.18000001" table:style-name="ce14">
            <text:p>151.484.424<text:s/></text:p>
          </table:table-cell>
          <table:table-cell office:value-type="float" office:value="115982500.29000001" table:style-name="ce14">
            <text:p>115.982.500<text:s/></text:p>
          </table:table-cell>
          <table:table-cell office:value-type="float" office:value="10531856.559999999" table:style-name="ce14">
            <text:p>10.531.857<text:s/></text:p>
          </table:table-cell>
          <table:table-cell office:value-type="float" office:value="1329736345.1000001" table:style-name="ce14">
            <text:p>1.329.736.345<text:s/></text:p>
          </table:table-cell>
          <table:table-cell office:value-type="float" office:value="6260960.5500000007" table:style-name="ce14">
            <text:p>6.260.961<text:s/></text:p>
          </table:table-cell>
          <table:table-cell office:value-type="float" office:value="3280257261.5800004" table:style-name="ce15">
            <text:p>3.280.257.26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4">
            <text:p>-<text:s/></text:p>
          </table:table-cell>
          <table:table-cell office:value-type="float" office:value="2990525.26" table:style-name="ce14">
            <text:p>2.990.525<text:s/></text:p>
          </table:table-cell>
          <table:table-cell office:value-type="float" office:value="2472141.4" table:style-name="ce14">
            <text:p>2.472.14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4870375.01" table:style-name="ce14">
            <text:p>14.870.375<text:s/></text:p>
          </table:table-cell>
          <table:table-cell office:value-type="float" office:value="72" table:style-name="ce14">
            <text:p>7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4922.01" table:style-name="ce14">
            <text:p>34.92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9721459.25" table:style-name="ce14">
            <text:p>29.721.459<text:s/></text:p>
          </table:table-cell>
          <table:table-cell office:value-type="float" office:value="162.35" table:style-name="ce14">
            <text:p>162<text:s/></text:p>
          </table:table-cell>
          <table:table-cell office:value-type="float" office:value="123378.2" table:style-name="ce14">
            <text:p>123.378<text:s/></text:p>
          </table:table-cell>
          <table:table-cell office:value-type="float" office:value="208227.45" table:style-name="ce14">
            <text:p>208.227<text:s/></text:p>
          </table:table-cell>
          <table:table-cell office:value-type="float" office:value="27.85" table:style-name="ce14">
            <text:p>28<text:s/></text:p>
          </table:table-cell>
          <table:table-cell office:value-type="float" office:value="405910.25" table:style-name="ce14">
            <text:p>405.910<text:s/></text:p>
          </table:table-cell>
          <table:table-cell office:value-type="float" office:value="34081571.899999999" table:style-name="ce14">
            <text:p>34.081.57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9436759.850000001" table:style-name="ce14">
            <text:p>19.436.760<text:s/></text:p>
          </table:table-cell>
          <table:table-cell office:value-type="float" office:value="374554386.73000002" table:style-name="ce14">
            <text:p>374.554.38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7017293.7300000004" table:style-name="ce14">
            <text:p>7.017.294<text:s/></text:p>
          </table:table-cell>
          <table:table-cell office:value-type="float" office:value="31.19" table:style-name="ce14">
            <text:p>31<text:s/></text:p>
          </table:table-cell>
          <table:table-cell office:value-type="float" office:value="5193.95" table:style-name="ce14">
            <text:p>5.194<text:s/></text:p>
          </table:table-cell>
          <table:table-cell office:value-type="float" office:value="17570834.640000001" table:style-name="ce14">
            <text:p>17.570.83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03493273.01999998" table:style-name="ce15">
            <text:p>503.493.27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7001245.46" table:style-name="ce14">
            <text:p>7.001.245<text:s/></text:p>
          </table:table-cell>
          <table:table-cell office:value-type="float" office:value="23133757.460000001" table:style-name="ce14">
            <text:p>23.133.757<text:s/></text:p>
          </table:table-cell>
          <table:table-cell office:value-type="float" office:value="27479471.890000001" table:style-name="ce14">
            <text:p>27.479.472<text:s/></text:p>
          </table:table-cell>
          <table:table-cell office:value-type="float" office:value="17303162.510000002" table:style-name="ce14">
            <text:p>17.303.163<text:s/></text:p>
          </table:table-cell>
          <table:table-cell office:value-type="float" office:value="68210943.790000007" table:style-name="ce14">
            <text:p>68.210.944<text:s/></text:p>
          </table:table-cell>
          <table:table-cell office:value-type="float" office:value="46618600.93" table:style-name="ce14">
            <text:p>46.618.601<text:s/></text:p>
          </table:table-cell>
          <table:table-cell office:value-type="float" office:value="1578584498.28" table:style-name="ce14">
            <text:p>1.578.584.498<text:s/></text:p>
          </table:table-cell>
          <table:table-cell office:value-type="float" office:value="32849329.100000001" table:style-name="ce14">
            <text:p>32.849.329<text:s/></text:p>
          </table:table-cell>
          <table:table-cell office:value-type="float" office:value="41135200.93" table:style-name="ce14">
            <text:p>41.135.201<text:s/></text:p>
          </table:table-cell>
          <table:table-cell office:value-type="float" office:value="25739825.140000001" table:style-name="ce14">
            <text:p>25.739.825<text:s/></text:p>
          </table:table-cell>
          <table:table-cell office:value-type="float" office:value="164745231.69999999" table:style-name="ce14">
            <text:p>164.745.232<text:s/></text:p>
          </table:table-cell>
          <table:table-cell office:value-type="float" office:value="23695358.969999999" table:style-name="ce14">
            <text:p>23.695.359<text:s/></text:p>
          </table:table-cell>
          <table:table-cell office:value-type="float" office:value="28987898.149999999" table:style-name="ce14">
            <text:p>28.987.898<text:s/></text:p>
          </table:table-cell>
          <table:table-cell office:value-type="float" office:value="46973467.93" table:style-name="ce14">
            <text:p>46.973.468<text:s/></text:p>
          </table:table-cell>
          <table:table-cell office:value-type="float" office:value="50915654.32" table:style-name="ce14">
            <text:p>50.915.654<text:s/></text:p>
          </table:table-cell>
          <table:table-cell office:value-type="float" office:value="174743530.78999999" table:style-name="ce14">
            <text:p>174.743.531<text:s/></text:p>
          </table:table-cell>
          <table:table-cell office:value-type="float" office:value="21406504.969999999" table:style-name="ce14">
            <text:p>21.406.505<text:s/></text:p>
          </table:table-cell>
          <table:table-cell office:value-type="float" office:value="80322629.069999993" table:style-name="ce14">
            <text:p>80.322.629<text:s/></text:p>
          </table:table-cell>
          <table:table-cell office:value-type="float" office:value="314736251.63999999" table:style-name="ce14">
            <text:p>314.736.252<text:s/></text:p>
          </table:table-cell>
          <table:table-cell office:value-type="float" office:value="39267821.030000001" table:style-name="ce14">
            <text:p>39.267.821<text:s/></text:p>
          </table:table-cell>
          <table:table-cell office:value-type="float" office:value="15995846.99" table:style-name="ce14">
            <text:p>15.995.847<text:s/></text:p>
          </table:table-cell>
          <table:table-cell office:value-type="float" office:value="26971147" table:style-name="ce14">
            <text:p>26.971.147<text:s/></text:p>
          </table:table-cell>
          <table:table-cell office:value-type="float" office:value="171767484.84" table:style-name="ce14">
            <text:p>171.767.485<text:s/></text:p>
          </table:table-cell>
          <table:table-cell office:value-type="float" office:value="56338903.710000001" table:style-name="ce14">
            <text:p>56.338.904<text:s/></text:p>
          </table:table-cell>
          <table:table-cell office:value-type="float" office:value="19708709.420000002" table:style-name="ce14">
            <text:p>19.708.709<text:s/></text:p>
          </table:table-cell>
          <table:table-cell office:value-type="float" office:value="177744972.84999999" table:style-name="ce14">
            <text:p>177.744.973<text:s/></text:p>
          </table:table-cell>
          <table:table-cell office:value-type="float" office:value="8733983.3300000001" table:style-name="ce14">
            <text:p>8.733.983<text:s/></text:p>
          </table:table-cell>
          <table:table-cell office:value-type="float" office:value="3291111432.2000003" table:style-name="ce15">
            <text:p>3.291.111.43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1466706.69" table:style-name="ce14">
            <text:p>1.466.707<text:s/></text:p>
          </table:table-cell>
          <table:table-cell office:value-type="float" office:value="5431695.0999999996" table:style-name="ce14">
            <text:p>5.431.695<text:s/></text:p>
          </table:table-cell>
          <table:table-cell office:value-type="float" office:value="16299704.940000001" table:style-name="ce14">
            <text:p>16.299.705<text:s/></text:p>
          </table:table-cell>
          <table:table-cell office:value-type="float" office:value="2446492.71" table:style-name="ce14">
            <text:p>2.446.493<text:s/></text:p>
          </table:table-cell>
          <table:table-cell office:value-type="float" office:value="26531369.619999997" table:style-name="ce14">
            <text:p>26.531.370<text:s/></text:p>
          </table:table-cell>
          <table:table-cell office:value-type="float" office:value="21556706.829999998" table:style-name="ce14">
            <text:p>21.556.707<text:s/></text:p>
          </table:table-cell>
          <table:table-cell office:value-type="float" office:value="479844511.99000001" table:style-name="ce14">
            <text:p>479.844.512<text:s/></text:p>
          </table:table-cell>
          <table:table-cell office:value-type="float" office:value="17867461.039999999" table:style-name="ce14">
            <text:p>17.867.461<text:s/></text:p>
          </table:table-cell>
          <table:table-cell office:value-type="float" office:value="17302468.010000002" table:style-name="ce14">
            <text:p>17.302.468<text:s/></text:p>
          </table:table-cell>
          <table:table-cell office:value-type="float" office:value="4407303.6000000006" table:style-name="ce14">
            <text:p>4.407.304<text:s/></text:p>
          </table:table-cell>
          <table:table-cell office:value-type="float" office:value="70002489.030000001" table:style-name="ce14">
            <text:p>70.002.489<text:s/></text:p>
          </table:table-cell>
          <table:table-cell office:value-type="float" office:value="5971125.4000000004" table:style-name="ce14">
            <text:p>5.971.125<text:s/></text:p>
          </table:table-cell>
          <table:table-cell office:value-type="float" office:value="24982894.75" table:style-name="ce14">
            <text:p>24.982.895<text:s/></text:p>
          </table:table-cell>
          <table:table-cell office:value-type="float" office:value="11295383.34" table:style-name="ce14">
            <text:p>11.295.383<text:s/></text:p>
          </table:table-cell>
          <table:table-cell office:value-type="float" office:value="4800143.6099999994" table:style-name="ce14">
            <text:p>4.800.144<text:s/></text:p>
          </table:table-cell>
          <table:table-cell office:value-type="float" office:value="67861394.25" table:style-name="ce14">
            <text:p>67.861.394<text:s/></text:p>
          </table:table-cell>
          <table:table-cell office:value-type="float" office:value="3586285.36" table:style-name="ce14">
            <text:p>3.586.285<text:s/></text:p>
          </table:table-cell>
          <table:table-cell office:value-type="float" office:value="40179214.899999999" table:style-name="ce14">
            <text:p>40.179.215<text:s/></text:p>
          </table:table-cell>
          <table:table-cell office:value-type="float" office:value="342139010.93000001" table:style-name="ce14">
            <text:p>342.139.011<text:s/></text:p>
          </table:table-cell>
          <table:table-cell office:value-type="float" office:value="4841294.22" table:style-name="ce14">
            <text:p>4.841.294<text:s/></text:p>
          </table:table-cell>
          <table:table-cell office:value-type="float" office:value="4385833.25" table:style-name="ce14">
            <text:p>4.385.833<text:s/></text:p>
          </table:table-cell>
          <table:table-cell office:value-type="float" office:value="1897774.85" table:style-name="ce14">
            <text:p>1.897.775<text:s/></text:p>
          </table:table-cell>
          <table:table-cell office:value-type="float" office:value="66442740.879999995" table:style-name="ce14">
            <text:p>66.442.741<text:s/></text:p>
          </table:table-cell>
          <table:table-cell office:value-type="float" office:value="72117431.469999984" table:style-name="ce14">
            <text:p>72.117.431<text:s/></text:p>
          </table:table-cell>
          <table:table-cell office:value-type="float" office:value="4019326.9799999995" table:style-name="ce14">
            <text:p>4.019.327<text:s/></text:p>
          </table:table-cell>
          <table:table-cell office:value-type="float" office:value="432128514.35000002" table:style-name="ce14">
            <text:p>432.128.514<text:s/></text:p>
          </table:table-cell>
          <table:table-cell office:value-type="float" office:value="2022432.33" table:style-name="ce14">
            <text:p>2.022.432<text:s/></text:p>
          </table:table-cell>
          <table:table-cell office:value-type="float" office:value="1751827710.4299998" table:style-name="ce15">
            <text:p>1.751.827.710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19">
            <text:p>SUBTOTAL [A]</text:p>
          </table:table-cell>
          <table:table-cell office:value-type="float" office:value="43112027.359999999" table:style-name="ce20">
            <text:p>43.112.027<text:s/></text:p>
          </table:table-cell>
          <table:table-cell office:value-type="float" office:value="184954494.5" table:style-name="ce20">
            <text:p>184.954.495<text:s/></text:p>
          </table:table-cell>
          <table:table-cell office:value-type="float" office:value="1097576269.3899999" table:style-name="ce20">
            <text:p>1.097.576.269<text:s/></text:p>
          </table:table-cell>
          <table:table-cell office:value-type="float" office:value="45887433.640000001" table:style-name="ce20">
            <text:p>45.887.434<text:s/></text:p>
          </table:table-cell>
          <table:table-cell office:value-type="float" office:value="1394500947.71" table:style-name="ce20">
            <text:p>1.394.500.948<text:s/></text:p>
          </table:table-cell>
          <table:table-cell office:value-type="float" office:value="878246958.42999995" table:style-name="ce20">
            <text:p>878.246.958<text:s/></text:p>
          </table:table-cell>
          <table:table-cell office:value-type="float" office:value="9641650758.7000008" table:style-name="ce20">
            <text:p>9.641.650.759<text:s/></text:p>
          </table:table-cell>
          <table:table-cell office:value-type="float" office:value="916304282.91999996" table:style-name="ce20">
            <text:p>916.304.283<text:s/></text:p>
          </table:table-cell>
          <table:table-cell office:value-type="float" office:value="693088062.45000005" table:style-name="ce20">
            <text:p>693.088.062<text:s/></text:p>
          </table:table-cell>
          <table:table-cell office:value-type="float" office:value="427971104.22999996" table:style-name="ce20">
            <text:p>427.971.104<text:s/></text:p>
          </table:table-cell>
          <table:table-cell office:value-type="float" office:value="3487429373.52" table:style-name="ce20">
            <text:p>3.487.429.374<text:s/></text:p>
          </table:table-cell>
          <table:table-cell office:value-type="float" office:value="295499117.08000004" table:style-name="ce20">
            <text:p>295.499.117<text:s/></text:p>
          </table:table-cell>
          <table:table-cell office:value-type="float" office:value="391397511.96000004" table:style-name="ce20">
            <text:p>391.397.512<text:s/></text:p>
          </table:table-cell>
          <table:table-cell office:value-type="float" office:value="426646826" table:style-name="ce20">
            <text:p>426.646.826<text:s/></text:p>
          </table:table-cell>
          <table:table-cell office:value-type="float" office:value="263631094.44" table:style-name="ce20">
            <text:p>263.631.094<text:s/></text:p>
          </table:table-cell>
          <table:table-cell office:value-type="float" office:value="1408889201.99" table:style-name="ce20">
            <text:p>1.408.889.202<text:s/></text:p>
          </table:table-cell>
          <table:table-cell office:value-type="float" office:value="180998768.16" table:style-name="ce20">
            <text:p>180.998.768<text:s/></text:p>
          </table:table-cell>
          <table:table-cell office:value-type="float" office:value="2909660709.6100001" table:style-name="ce20">
            <text:p>2.909.660.710<text:s/></text:p>
          </table:table-cell>
          <table:table-cell office:value-type="float" office:value="11934842663.84" table:style-name="ce20">
            <text:p>11.934.842.664<text:s/></text:p>
          </table:table-cell>
          <table:table-cell office:value-type="float" office:value="240863903.57999998" table:style-name="ce20">
            <text:p>240.863.904<text:s/></text:p>
          </table:table-cell>
          <table:table-cell office:value-type="float" office:value="122563849.60999998" table:style-name="ce20">
            <text:p>122.563.850<text:s/></text:p>
          </table:table-cell>
          <table:table-cell office:value-type="float" office:value="69649596.670000002" table:style-name="ce20">
            <text:p>69.649.597<text:s/></text:p>
          </table:table-cell>
          <table:table-cell office:value-type="float" office:value="3227081449.4399996" table:style-name="ce20">
            <text:p>3.227.081.449<text:s/></text:p>
          </table:table-cell>
          <table:table-cell office:value-type="float" office:value="2387115171.21" table:style-name="ce20">
            <text:p>2.387.115.171<text:s/></text:p>
          </table:table-cell>
          <table:table-cell office:value-type="float" office:value="154891076.95000002" table:style-name="ce20">
            <text:p>154.891.077<text:s/></text:p>
          </table:table-cell>
          <table:table-cell office:value-type="float" office:value="34531382952.340004" table:style-name="ce20">
            <text:p>34.531.382.952<text:s/></text:p>
          </table:table-cell>
          <table:table-cell office:value-type="float" office:value="81116254.429999992" table:style-name="ce20">
            <text:p>81.116.254<text:s/></text:p>
          </table:table-cell>
          <table:table-cell office:value-type="float" office:value="77436951860.160004" table:style-name="ce21">
            <text:p>77.436.951.860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3">
            <text:p>RECEITA PREVIDENCIÁRIA [B]</text:p>
          </table:table-cell>
          <table:table-cell office:value-type="float" office:value="90597902.256077051" table:style-name="ce24">
            <text:p>90.597.902<text:s/></text:p>
          </table:table-cell>
          <table:table-cell office:value-type="float" office:value="204574106.65705225" table:style-name="ce24">
            <text:p>204.574.107<text:s/></text:p>
          </table:table-cell>
          <table:table-cell office:value-type="float" office:value="304020862.42700583" table:style-name="ce24">
            <text:p>304.020.862<text:s/></text:p>
          </table:table-cell>
          <table:table-cell office:value-type="float" office:value="38434178.002742104" table:style-name="ce24">
            <text:p>38.434.178<text:s/></text:p>
          </table:table-cell>
          <table:table-cell office:value-type="float" office:value="1144155901.2183788" table:style-name="ce24">
            <text:p>1.144.155.901<text:s/></text:p>
          </table:table-cell>
          <table:table-cell office:value-type="float" office:value="901232269.08756506" table:style-name="ce24">
            <text:p>901.232.269<text:s/></text:p>
          </table:table-cell>
          <table:table-cell office:value-type="float" office:value="2892205686.425931" table:style-name="ce24">
            <text:p>2.892.205.686<text:s/></text:p>
          </table:table-cell>
          <table:table-cell office:value-type="float" office:value="664576696.78151107" table:style-name="ce24">
            <text:p>664.576.697<text:s/></text:p>
          </table:table-cell>
          <table:table-cell office:value-type="float" office:value="606243537.38990724" table:style-name="ce24">
            <text:p>606.243.537<text:s/></text:p>
          </table:table-cell>
          <table:table-cell office:value-type="float" office:value="287038587.94776052" table:style-name="ce24">
            <text:p>287.038.588<text:s/></text:p>
          </table:table-cell>
          <table:table-cell office:value-type="float" office:value="3351662305.2455873" table:style-name="ce24">
            <text:p>3.351.662.305<text:s/></text:p>
          </table:table-cell>
          <table:table-cell office:value-type="float" office:value="410231040.6546545" table:style-name="ce24">
            <text:p>410.231.041<text:s/></text:p>
          </table:table-cell>
          <table:table-cell office:value-type="float" office:value="460252554.68717247" table:style-name="ce24">
            <text:p>460.252.555<text:s/></text:p>
          </table:table-cell>
          <table:table-cell office:value-type="float" office:value="507067270.28778827" table:style-name="ce24">
            <text:p>507.067.270<text:s/></text:p>
          </table:table-cell>
          <table:table-cell office:value-type="float" office:value="305597451.6118722" table:style-name="ce24">
            <text:p>305.597.452<text:s/></text:p>
          </table:table-cell>
          <table:table-cell office:value-type="float" office:value="963140836.24167013" table:style-name="ce24">
            <text:p>963.140.836<text:s/></text:p>
          </table:table-cell>
          <table:table-cell office:value-type="float" office:value="201981587.93825799" table:style-name="ce24">
            <text:p>201.981.588<text:s/></text:p>
          </table:table-cell>
          <table:table-cell office:value-type="float" office:value="2770805997.2905474" table:style-name="ce24">
            <text:p>2.770.805.997<text:s/></text:p>
          </table:table-cell>
          <table:table-cell office:value-type="float" office:value="5416674209.8366833" table:style-name="ce24">
            <text:p>5.416.674.210<text:s/></text:p>
          </table:table-cell>
          <table:table-cell office:value-type="float" office:value="252240339.09893334" table:style-name="ce24">
            <text:p>252.240.339<text:s/></text:p>
          </table:table-cell>
          <table:table-cell office:value-type="float" office:value="154612311.39724436" table:style-name="ce24">
            <text:p>154.612.311<text:s/></text:p>
          </table:table-cell>
          <table:table-cell office:value-type="float" office:value="57948507.636048302" table:style-name="ce24">
            <text:p>57.948.508<text:s/></text:p>
          </table:table-cell>
          <table:table-cell office:value-type="float" office:value="3058822914.5646796" table:style-name="ce24">
            <text:p>3.058.822.915<text:s/></text:p>
          </table:table-cell>
          <table:table-cell office:value-type="float" office:value="2056126316.8856902" table:style-name="ce24">
            <text:p>2.056.126.317<text:s/></text:p>
          </table:table-cell>
          <table:table-cell office:value-type="float" office:value="205974545.66031778" table:style-name="ce24">
            <text:p>205.974.546<text:s/></text:p>
          </table:table-cell>
          <table:table-cell office:value-type="float" office:value="20965818297.138634" table:style-name="ce24">
            <text:p>20.965.818.297<text:s/></text:p>
          </table:table-cell>
          <table:table-cell office:value-type="float" office:value="84059122.700311854" table:style-name="ce24">
            <text:p>84.059.123<text:s/></text:p>
          </table:table-cell>
          <table:table-cell office:value-type="float" office:value="48356095337.070015" table:style-name="ce25">
            <text:p>48.356.095.337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PRÓPRIA</text:p>
          </table:table-cell>
          <table:table-cell office:value-type="float" office:value="87833849.887465373" table:style-name="ce27">
            <text:p>87.833.850<text:s/></text:p>
          </table:table-cell>
          <table:table-cell office:value-type="float" office:value="196260954.79167208" table:style-name="ce27">
            <text:p>196.260.955<text:s/></text:p>
          </table:table-cell>
          <table:table-cell office:value-type="float" office:value="285317296.50255215" table:style-name="ce27">
            <text:p>285.317.297<text:s/></text:p>
          </table:table-cell>
          <table:table-cell office:value-type="float" office:value="36956220.698090091" table:style-name="ce27">
            <text:p>36.956.221<text:s/></text:p>
          </table:table-cell>
          <table:table-cell office:value-type="float" office:value="1087756064.6645129" table:style-name="ce27">
            <text:p>1.087.756.065<text:s/></text:p>
          </table:table-cell>
          <table:table-cell office:value-type="float" office:value="847611458.50754189" table:style-name="ce27">
            <text:p>847.611.459<text:s/></text:p>
          </table:table-cell>
          <table:table-cell office:value-type="float" office:value="2749861530.668592" table:style-name="ce27">
            <text:p>2.749.861.531<text:s/></text:p>
          </table:table-cell>
          <table:table-cell office:value-type="float" office:value="628862610.32828724" table:style-name="ce27">
            <text:p>628.862.610<text:s/></text:p>
          </table:table-cell>
          <table:table-cell office:value-type="float" office:value="573689174.63022852" table:style-name="ce27">
            <text:p>573.689.175<text:s/></text:p>
          </table:table-cell>
          <table:table-cell office:value-type="float" office:value="273750754.56510657" table:style-name="ce27">
            <text:p>273.750.755<text:s/></text:p>
          </table:table-cell>
          <table:table-cell office:value-type="float" office:value="3160390085.6156778" table:style-name="ce27">
            <text:p>3.160.390.086<text:s/></text:p>
          </table:table-cell>
          <table:table-cell office:value-type="float" office:value="389957678.57953489" table:style-name="ce27">
            <text:p>389.957.679<text:s/></text:p>
          </table:table-cell>
          <table:table-cell office:value-type="float" office:value="435528425.99102771" table:style-name="ce27">
            <text:p>435.528.426<text:s/></text:p>
          </table:table-cell>
          <table:table-cell office:value-type="float" office:value="483029534.78870761" table:style-name="ce27">
            <text:p>483.029.535<text:s/></text:p>
          </table:table-cell>
          <table:table-cell office:value-type="float" office:value="293492812.10489535" table:style-name="ce27">
            <text:p>293.492.812<text:s/></text:p>
          </table:table-cell>
          <table:table-cell office:value-type="float" office:value="903048684.49199343" table:style-name="ce27">
            <text:p>903.048.684<text:s/></text:p>
          </table:table-cell>
          <table:table-cell office:value-type="float" office:value="194419587.49724376" table:style-name="ce27">
            <text:p>194.419.587<text:s/></text:p>
          </table:table-cell>
          <table:table-cell office:value-type="float" office:value="2607035046.7157354" table:style-name="ce27">
            <text:p>2.607.035.047<text:s/></text:p>
          </table:table-cell>
          <table:table-cell office:value-type="float" office:value="5046668349.710886" table:style-name="ce27">
            <text:p>5.046.668.350<text:s/></text:p>
          </table:table-cell>
          <table:table-cell office:value-type="float" office:value="239427089.30334547" table:style-name="ce27">
            <text:p>239.427.089<text:s/></text:p>
          </table:table-cell>
          <table:table-cell office:value-type="float" office:value="147812335.1688301" table:style-name="ce27">
            <text:p>147.812.335<text:s/></text:p>
          </table:table-cell>
          <table:table-cell office:value-type="float" office:value="56304889.4533972" table:style-name="ce27">
            <text:p>56.304.889<text:s/></text:p>
          </table:table-cell>
          <table:table-cell office:value-type="float" office:value="2872358858.6951504" table:style-name="ce27">
            <text:p>2.872.358.859<text:s/></text:p>
          </table:table-cell>
          <table:table-cell office:value-type="float" office:value="1930029404.1661439" table:style-name="ce27">
            <text:p>1.930.029.404<text:s/></text:p>
          </table:table-cell>
          <table:table-cell office:value-type="float" office:value="197144764.83904639" table:style-name="ce27">
            <text:p>197.144.765<text:s/></text:p>
          </table:table-cell>
          <table:table-cell office:value-type="float" office:value="19493414568.837189" table:style-name="ce27">
            <text:p>19.493.414.569<text:s/></text:p>
          </table:table-cell>
          <table:table-cell office:value-type="float" office:value="79793834.817169666" table:style-name="ce27">
            <text:p>79.793.835<text:s/></text:p>
          </table:table-cell>
          <table:table-cell office:value-type="float" office:value="45297755866.02002" table:style-name="ce28">
            <text:p>45.297.755.866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DEMAIS</text:p>
          </table:table-cell>
          <table:table-cell office:value-type="float" office:value="2764052.3686116813" table:style-name="ce27">
            <text:p>2.764.052<text:s/></text:p>
          </table:table-cell>
          <table:table-cell office:value-type="float" office:value="8313151.8653801586" table:style-name="ce27">
            <text:p>8.313.152<text:s/></text:p>
          </table:table-cell>
          <table:table-cell office:value-type="float" office:value="18703565.924453653" table:style-name="ce27">
            <text:p>18.703.566<text:s/></text:p>
          </table:table-cell>
          <table:table-cell office:value-type="float" office:value="1477957.3046520131" table:style-name="ce27">
            <text:p>1.477.957<text:s/></text:p>
          </table:table-cell>
          <table:table-cell office:value-type="float" office:value="56399836.553865992" table:style-name="ce27">
            <text:p>56.399.837<text:s/></text:p>
          </table:table-cell>
          <table:table-cell office:value-type="float" office:value="53620810.58002314" table:style-name="ce27">
            <text:p>53.620.811<text:s/></text:p>
          </table:table-cell>
          <table:table-cell office:value-type="float" office:value="142344155.75733921" table:style-name="ce27">
            <text:p>142.344.156<text:s/></text:p>
          </table:table-cell>
          <table:table-cell office:value-type="float" office:value="35714086.453223877" table:style-name="ce27">
            <text:p>35.714.086<text:s/></text:p>
          </table:table-cell>
          <table:table-cell office:value-type="float" office:value="32554362.759678777" table:style-name="ce27">
            <text:p>32.554.363<text:s/></text:p>
          </table:table-cell>
          <table:table-cell office:value-type="float" office:value="13287833.382653933" table:style-name="ce27">
            <text:p>13.287.833<text:s/></text:p>
          </table:table-cell>
          <table:table-cell office:value-type="float" office:value="191272219.62990943" table:style-name="ce27">
            <text:p>191.272.220<text:s/></text:p>
          </table:table-cell>
          <table:table-cell office:value-type="float" office:value="20273362.075119585" table:style-name="ce27">
            <text:p>20.273.362<text:s/></text:p>
          </table:table-cell>
          <table:table-cell office:value-type="float" office:value="24724128.69614476" table:style-name="ce27">
            <text:p>24.724.129<text:s/></text:p>
          </table:table-cell>
          <table:table-cell office:value-type="float" office:value="24037735.49908068" table:style-name="ce27">
            <text:p>24.037.735<text:s/></text:p>
          </table:table-cell>
          <table:table-cell office:value-type="float" office:value="12104639.506976822" table:style-name="ce27">
            <text:p>12.104.640<text:s/></text:p>
          </table:table-cell>
          <table:table-cell office:value-type="float" office:value="60092151.749676652" table:style-name="ce27">
            <text:p>60.092.152<text:s/></text:p>
          </table:table-cell>
          <table:table-cell office:value-type="float" office:value="7562000.44101422" table:style-name="ce27">
            <text:p>7.562.000<text:s/></text:p>
          </table:table-cell>
          <table:table-cell office:value-type="float" office:value="163770950.57481214" table:style-name="ce27">
            <text:p>163.770.951<text:s/></text:p>
          </table:table-cell>
          <table:table-cell office:value-type="float" office:value="370005860.12579727" table:style-name="ce27">
            <text:p>370.005.860<text:s/></text:p>
          </table:table-cell>
          <table:table-cell office:value-type="float" office:value="12813249.795587875" table:style-name="ce27">
            <text:p>12.813.250<text:s/></text:p>
          </table:table-cell>
          <table:table-cell office:value-type="float" office:value="6799976.2284142757" table:style-name="ce27">
            <text:p>6.799.976<text:s/></text:p>
          </table:table-cell>
          <table:table-cell office:value-type="float" office:value="1643618.182651106" table:style-name="ce27">
            <text:p>1.643.618<text:s/></text:p>
          </table:table-cell>
          <table:table-cell office:value-type="float" office:value="186464055.86952925" table:style-name="ce27">
            <text:p>186.464.056<text:s/></text:p>
          </table:table-cell>
          <table:table-cell office:value-type="float" office:value="126096912.71954623" table:style-name="ce27">
            <text:p>126.096.913<text:s/></text:p>
          </table:table-cell>
          <table:table-cell office:value-type="float" office:value="8829780.8212713934" table:style-name="ce27">
            <text:p>8.829.781<text:s/></text:p>
          </table:table-cell>
          <table:table-cell office:value-type="float" office:value="1472403728.3014464" table:style-name="ce27">
            <text:p>1.472.403.728<text:s/></text:p>
          </table:table-cell>
          <table:table-cell office:value-type="float" office:value="4265287.8831421938" table:style-name="ce27">
            <text:p>4.265.288<text:s/></text:p>
          </table:table-cell>
          <table:table-cell office:value-type="float" office:value="3058339471.0500026" table:style-name="ce28">
            <text:p>3.058.339.471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ADMINISTRADAS PELA RFB [C]=[A]+[B]</text:p>
          </table:table-cell>
          <table:table-cell office:value-type="float" office:value="133709929.61607705" table:style-name="ce20">
            <text:p>133.709.930<text:s/></text:p>
          </table:table-cell>
          <table:table-cell office:value-type="float" office:value="389528601.15705228" table:style-name="ce20">
            <text:p>389.528.601<text:s/></text:p>
          </table:table-cell>
          <table:table-cell office:value-type="float" office:value="1401597131.8170056" table:style-name="ce20">
            <text:p>1.401.597.132<text:s/></text:p>
          </table:table-cell>
          <table:table-cell office:value-type="float" office:value="84321611.642742097" table:style-name="ce20">
            <text:p>84.321.612<text:s/></text:p>
          </table:table-cell>
          <table:table-cell office:value-type="float" office:value="2538656848.9283791" table:style-name="ce20">
            <text:p>2.538.656.849<text:s/></text:p>
          </table:table-cell>
          <table:table-cell office:value-type="float" office:value="1779479227.517565" table:style-name="ce20">
            <text:p>1.779.479.228<text:s/></text:p>
          </table:table-cell>
          <table:table-cell office:value-type="float" office:value="12533856445.125931" table:style-name="ce20">
            <text:p>12.533.856.445<text:s/></text:p>
          </table:table-cell>
          <table:table-cell office:value-type="float" office:value="1580880979.7015109" table:style-name="ce20">
            <text:p>1.580.880.980<text:s/></text:p>
          </table:table-cell>
          <table:table-cell office:value-type="float" office:value="1299331599.8399072" table:style-name="ce20">
            <text:p>1.299.331.600<text:s/></text:p>
          </table:table-cell>
          <table:table-cell office:value-type="float" office:value="715009692.17776048" table:style-name="ce20">
            <text:p>715.009.692<text:s/></text:p>
          </table:table-cell>
          <table:table-cell office:value-type="float" office:value="6839091678.7655869" table:style-name="ce20">
            <text:p>6.839.091.679<text:s/></text:p>
          </table:table-cell>
          <table:table-cell office:value-type="float" office:value="705730157.73465455" table:style-name="ce20">
            <text:p>705.730.158<text:s/></text:p>
          </table:table-cell>
          <table:table-cell office:value-type="float" office:value="851650066.64717245" table:style-name="ce20">
            <text:p>851.650.067<text:s/></text:p>
          </table:table-cell>
          <table:table-cell office:value-type="float" office:value="933714096.28778827" table:style-name="ce20">
            <text:p>933.714.096<text:s/></text:p>
          </table:table-cell>
          <table:table-cell office:value-type="float" office:value="569228546.05187225" table:style-name="ce20">
            <text:p>569.228.546<text:s/></text:p>
          </table:table-cell>
          <table:table-cell office:value-type="float" office:value="2372030038.2316704" table:style-name="ce20">
            <text:p>2.372.030.038<text:s/></text:p>
          </table:table-cell>
          <table:table-cell office:value-type="float" office:value="382980356.09825802" table:style-name="ce20">
            <text:p>382.980.356<text:s/></text:p>
          </table:table-cell>
          <table:table-cell office:value-type="float" office:value="5680466706.900547" table:style-name="ce20">
            <text:p>5.680.466.707<text:s/></text:p>
          </table:table-cell>
          <table:table-cell office:value-type="float" office:value="17351516873.676682" table:style-name="ce20">
            <text:p>17.351.516.874<text:s/></text:p>
          </table:table-cell>
          <table:table-cell office:value-type="float" office:value="493104242.67893332" table:style-name="ce20">
            <text:p>493.104.243<text:s/></text:p>
          </table:table-cell>
          <table:table-cell office:value-type="float" office:value="277176161.00724435" table:style-name="ce20">
            <text:p>277.176.161<text:s/></text:p>
          </table:table-cell>
          <table:table-cell office:value-type="float" office:value="127598104.3060483" table:style-name="ce20">
            <text:p>127.598.104<text:s/></text:p>
          </table:table-cell>
          <table:table-cell office:value-type="float" office:value="6285904364.0046787" table:style-name="ce20">
            <text:p>6.285.904.364<text:s/></text:p>
          </table:table-cell>
          <table:table-cell office:value-type="float" office:value="4443241488.0956898" table:style-name="ce20">
            <text:p>4.443.241.488<text:s/></text:p>
          </table:table-cell>
          <table:table-cell office:value-type="float" office:value="360865622.61031783" table:style-name="ce20">
            <text:p>360.865.623<text:s/></text:p>
          </table:table-cell>
          <table:table-cell office:value-type="float" office:value="55497201249.478638" table:style-name="ce20">
            <text:p>55.497.201.249<text:s/></text:p>
          </table:table-cell>
          <table:table-cell office:value-type="float" office:value="165175377.13031185" table:style-name="ce20">
            <text:p>165.175.377<text:s/></text:p>
          </table:table-cell>
          <table:table-cell office:value-type="float" office:value="125793047197.23001" table:style-name="ce21">
            <text:p>125.793.047.197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6">
            <text:p>ADMINISTRADAS POR OUTROS ÓRGÃOS [D]</text:p>
          </table:table-cell>
          <table:table-cell office:value-type="float" office:value="770719.954401467" table:style-name="ce14">
            <text:p>770.720<text:s/></text:p>
          </table:table-cell>
          <table:table-cell office:value-type="float" office:value="6899875.1187238647" table:style-name="ce14">
            <text:p>6.899.875<text:s/></text:p>
          </table:table-cell>
          <table:table-cell office:value-type="float" office:value="3708992.304275455" table:style-name="ce14">
            <text:p>3.708.992<text:s/></text:p>
          </table:table-cell>
          <table:table-cell office:value-type="float" office:value="421211.65735326067" table:style-name="ce14">
            <text:p>421.212<text:s/></text:p>
          </table:table-cell>
          <table:table-cell office:value-type="float" office:value="21748295.644408666" table:style-name="ce14">
            <text:p>21.748.296<text:s/></text:p>
          </table:table-cell>
          <table:table-cell office:value-type="float" office:value="12622051.235383768" table:style-name="ce14">
            <text:p>12.622.051<text:s/></text:p>
          </table:table-cell>
          <table:table-cell office:value-type="float" office:value="179594021.13934335" table:style-name="ce14">
            <text:p>179.594.021<text:s/></text:p>
          </table:table-cell>
          <table:table-cell office:value-type="float" office:value="8235652.8697648225" table:style-name="ce14">
            <text:p>8.235.653<text:s/></text:p>
          </table:table-cell>
          <table:table-cell office:value-type="float" office:value="15133583.768377895" table:style-name="ce14">
            <text:p>15.133.584<text:s/></text:p>
          </table:table-cell>
          <table:table-cell office:value-type="float" office:value="8405152.7376380395" table:style-name="ce14">
            <text:p>8.405.153<text:s/></text:p>
          </table:table-cell>
          <table:table-cell office:value-type="float" office:value="45688657.080674984" table:style-name="ce14">
            <text:p>45.688.657<text:s/></text:p>
          </table:table-cell>
          <table:table-cell office:value-type="float" office:value="3673172.2227055728" table:style-name="ce14">
            <text:p>3.673.172<text:s/></text:p>
          </table:table-cell>
          <table:table-cell office:value-type="float" office:value="10743649.136092015" table:style-name="ce14">
            <text:p>10.743.649<text:s/></text:p>
          </table:table-cell>
          <table:table-cell office:value-type="float" office:value="7652192.2436255636" table:style-name="ce14">
            <text:p>7.652.192<text:s/></text:p>
          </table:table-cell>
          <table:table-cell office:value-type="float" office:value="5008438.7933486495" table:style-name="ce14">
            <text:p>5.008.439<text:s/></text:p>
          </table:table-cell>
          <table:table-cell office:value-type="float" office:value="20906051.686086848" table:style-name="ce14">
            <text:p>20.906.052<text:s/></text:p>
          </table:table-cell>
          <table:table-cell office:value-type="float" office:value="2394366.8491364424" table:style-name="ce14">
            <text:p>2.394.367<text:s/></text:p>
          </table:table-cell>
          <table:table-cell office:value-type="float" office:value="34157466.304784559" table:style-name="ce14">
            <text:p>34.157.466<text:s/></text:p>
          </table:table-cell>
          <table:table-cell office:value-type="float" office:value="1201249060.7347965" table:style-name="ce14">
            <text:p>1.201.249.061<text:s/></text:p>
          </table:table-cell>
          <table:table-cell office:value-type="float" office:value="2992002.3081580289" table:style-name="ce14">
            <text:p>2.992.002<text:s/></text:p>
          </table:table-cell>
          <table:table-cell office:value-type="float" office:value="1684519.9774308156" table:style-name="ce14">
            <text:p>1.684.520<text:s/></text:p>
          </table:table-cell>
          <table:table-cell office:value-type="float" office:value="551017.37205467001" table:style-name="ce14">
            <text:p>551.017<text:s/></text:p>
          </table:table-cell>
          <table:table-cell office:value-type="float" office:value="33383930.213548038" table:style-name="ce14">
            <text:p>33.383.930<text:s/></text:p>
          </table:table-cell>
          <table:table-cell office:value-type="float" office:value="19699934.176812187" table:style-name="ce14">
            <text:p>19.699.934<text:s/></text:p>
          </table:table-cell>
          <table:table-cell office:value-type="float" office:value="3465102.0984048536" table:style-name="ce14">
            <text:p>3.465.102<text:s/></text:p>
          </table:table-cell>
          <table:table-cell office:value-type="float" office:value="161357493.63004032" table:style-name="ce14">
            <text:p>161.357.494<text:s/></text:p>
          </table:table-cell>
          <table:table-cell office:value-type="float" office:value="2022954.2325896821" table:style-name="ce14">
            <text:p>2.022.954<text:s/></text:p>
          </table:table-cell>
          <table:table-cell office:value-type="float" office:value="1814169565.4899604" table:style-name="ce15">
            <text:p>1.814.169.565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TOTAL GERAL <text:s text:c="2"/>[E]=[C]+[D]</text:p>
          </table:table-cell>
          <table:table-cell office:value-type="float" office:value="134480649.57047853" table:style-name="ce20">
            <text:p>134.480.650<text:s/></text:p>
          </table:table-cell>
          <table:table-cell office:value-type="float" office:value="396428476.27577615" table:style-name="ce20">
            <text:p>396.428.476<text:s/></text:p>
          </table:table-cell>
          <table:table-cell office:value-type="float" office:value="1405306124.1212811" table:style-name="ce20">
            <text:p>1.405.306.124<text:s/></text:p>
          </table:table-cell>
          <table:table-cell office:value-type="float" office:value="84742823.300095364" table:style-name="ce20">
            <text:p>84.742.823<text:s/></text:p>
          </table:table-cell>
          <table:table-cell office:value-type="float" office:value="2560405144.5727878" table:style-name="ce20">
            <text:p>2.560.405.145<text:s/></text:p>
          </table:table-cell>
          <table:table-cell office:value-type="float" office:value="1792101278.7529488" table:style-name="ce20">
            <text:p>1.792.101.279<text:s/></text:p>
          </table:table-cell>
          <table:table-cell office:value-type="float" office:value="12713450466.265274" table:style-name="ce20">
            <text:p>12.713.450.466<text:s/></text:p>
          </table:table-cell>
          <table:table-cell office:value-type="float" office:value="1589116632.5712757" table:style-name="ce20">
            <text:p>1.589.116.633<text:s/></text:p>
          </table:table-cell>
          <table:table-cell office:value-type="float" office:value="1314465183.608285" table:style-name="ce20">
            <text:p>1.314.465.184<text:s/></text:p>
          </table:table-cell>
          <table:table-cell office:value-type="float" office:value="723414844.91539848" table:style-name="ce20">
            <text:p>723.414.845<text:s/></text:p>
          </table:table-cell>
          <table:table-cell office:value-type="float" office:value="6884780335.846262" table:style-name="ce20">
            <text:p>6.884.780.336<text:s/></text:p>
          </table:table-cell>
          <table:table-cell office:value-type="float" office:value="709403329.95736015" table:style-name="ce20">
            <text:p>709.403.330<text:s/></text:p>
          </table:table-cell>
          <table:table-cell office:value-type="float" office:value="862393715.78326452" table:style-name="ce20">
            <text:p>862.393.716<text:s/></text:p>
          </table:table-cell>
          <table:table-cell office:value-type="float" office:value="941366288.53141379" table:style-name="ce20">
            <text:p>941.366.289<text:s/></text:p>
          </table:table-cell>
          <table:table-cell office:value-type="float" office:value="574236984.84522092" table:style-name="ce20">
            <text:p>574.236.985<text:s/></text:p>
          </table:table-cell>
          <table:table-cell office:value-type="float" office:value="2392936089.917757" table:style-name="ce20">
            <text:p>2.392.936.090<text:s/></text:p>
          </table:table-cell>
          <table:table-cell office:value-type="float" office:value="385374722.94739449" table:style-name="ce20">
            <text:p>385.374.723<text:s/></text:p>
          </table:table-cell>
          <table:table-cell office:value-type="float" office:value="5714624173.2053318" table:style-name="ce20">
            <text:p>5.714.624.173<text:s/></text:p>
          </table:table-cell>
          <table:table-cell office:value-type="float" office:value="18552765934.411476" table:style-name="ce20">
            <text:p>18.552.765.934<text:s/></text:p>
          </table:table-cell>
          <table:table-cell office:value-type="float" office:value="496096244.98709136" table:style-name="ce20">
            <text:p>496.096.245<text:s/></text:p>
          </table:table-cell>
          <table:table-cell office:value-type="float" office:value="278860680.98467517" table:style-name="ce20">
            <text:p>278.860.681<text:s/></text:p>
          </table:table-cell>
          <table:table-cell office:value-type="float" office:value="128149121.67810297" table:style-name="ce20">
            <text:p>128.149.122<text:s/></text:p>
          </table:table-cell>
          <table:table-cell office:value-type="float" office:value="6319288294.2182264" table:style-name="ce20">
            <text:p>6.319.288.294<text:s/></text:p>
          </table:table-cell>
          <table:table-cell office:value-type="float" office:value="4462941422.2725019" table:style-name="ce20">
            <text:p>4.462.941.422<text:s/></text:p>
          </table:table-cell>
          <table:table-cell office:value-type="float" office:value="364330724.70872265" table:style-name="ce20">
            <text:p>364.330.725<text:s/></text:p>
          </table:table-cell>
          <table:table-cell office:value-type="float" office:value="55658558743.108681" table:style-name="ce20">
            <text:p>55.658.558.743<text:s/></text:p>
          </table:table-cell>
          <table:table-cell office:value-type="float" office:value="167198331.36290154" table:style-name="ce20">
            <text:p>167.198.331<text:s/></text:p>
          </table:table-cell>
          <table:table-cell office:value-type="float" office:value="127607216762.71997" table:style-name="ce21">
            <text:p>127.607.216.763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7" table:style-name="ro6">
          <table:table-cell table:style-name="ce7"/>
          <table:table-cell table:number-columns-repeated="16383" table:style-name="ce1"/>
        </table:table-row>
        <table:table-row table:number-rows-repeated="65471" table:style-name="ro6">
          <table:table-cell table:style-name="ce7"/>
          <table:table-cell table:number-columns-repeated="16383"/>
        </table:table-row>
        <table:table-row table:number-rows-repeated="98304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3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17-01-27T13:13:38Z</dc:date>
    <meta:print-date>2011-05-12T16:46:54Z</meta:print-date>
    <meta:editing-cycles>38</meta:editing-cycles>
    <meta:editing-duration>PT3960S</meta:editing-duration>
  </office:meta>
</office:document-meta>
</file>